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296cm"/>
      <style:paragraph-properties style:writing-mode="lr-tb"/>
    </style:style>
    <style:style style:name="gr4" style:family="graphic" style:parent-style-name="standard">
      <style:graphic-properties draw:auto-grow-height="true" draw:auto-grow-width="false" fo:min-height="0.848cm"/>
      <style:paragraph-properties style:writing-mode="lr-tb"/>
    </style:style>
    <style:style style:name="gr5" style:family="graphic" style:parent-style-name="standard">
      <style:graphic-properties draw:auto-grow-height="true" draw:auto-grow-width="true" fo:min-height="0.848cm" fo:min-width="1.835cm"/>
      <style:paragraph-properties style:writing-mode="lr-tb"/>
    </style:style>
    <style:style style:name="gr6" style:family="graphic" style:parent-style-name="objectwithoutfill">
      <style:graphic-properties draw:textarea-vertical-align="middle"/>
    </style:style>
    <style:style style:name="gr7" style:family="graphic" style:parent-style-name="standard">
      <style:graphic-properties draw:auto-grow-height="true" draw:auto-grow-width="false" fo:max-height="0cm" fo:min-height="1.903cm"/>
      <style:paragraph-properties style:writing-mode="lr-tb"/>
    </style:style>
    <style:style style:name="gr8" style:family="graphic" style:parent-style-name="standard">
      <style:graphic-properties draw:stroke="dash" draw:stroke-dash="Double_20_Dash" svg:stroke-color="#fe7f00" draw:marker-end="Arrowheads_20_29" draw:marker-end-width="0.3cm" draw:fill="none" draw:textarea-vertical-align="middle"/>
    </style:style>
    <style:style style:name="gr9" style:family="graphic" style:parent-style-name="standard">
      <style:graphic-properties draw:auto-grow-height="true" draw:auto-grow-width="false" fo:max-height="0cm" fo:min-height="2.212cm"/>
      <style:paragraph-properties style:writing-mode="lr-tb"/>
    </style:style>
    <style:style style:name="gr10" style:family="graphic" style:parent-style-name="standard">
      <style:graphic-properties draw:auto-grow-height="true" draw:auto-grow-width="true" fo:min-height="0.848cm" fo:min-width="11.292cm"/>
      <style:paragraph-properties style:writing-mode="lr-tb"/>
    </style:style>
    <style:style style:name="gr11" style:family="graphic" style:parent-style-name="standard">
      <style:graphic-properties draw:auto-grow-height="true" draw:auto-grow-width="true" fo:min-height="0.848cm" fo:min-width="2.876cm"/>
      <style:paragraph-properties style:writing-mode="lr-tb"/>
    </style:style>
    <style:style style:name="gr12" style:family="graphic" style:parent-style-name="standard">
      <style:graphic-properties draw:auto-grow-height="true" draw:auto-grow-width="true" fo:min-height="0.848cm" fo:min-width="2.978cm"/>
      <style:paragraph-properties style:writing-mode="lr-tb"/>
    </style:style>
    <style:style style:name="gr13" style:family="graphic" style:parent-style-name="standard">
      <style:graphic-properties fo:min-height="0.848cm"/>
      <style:paragraph-properties style:writing-mode="lr-tb"/>
    </style:style>
    <style:style style:name="gr14" style:family="graphic" style:parent-style-name="standard">
      <style:graphic-properties draw:auto-grow-height="true" draw:auto-grow-width="false" fo:min-height="2.599cm"/>
      <style:paragraph-properties style:writing-mode="lr-tb"/>
    </style:style>
    <style:style style:name="gr15" style:family="graphic" style:parent-style-name="standard">
      <style:graphic-properties draw:auto-grow-height="true" draw:auto-grow-width="false" fo:min-height="1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17" style:family="graphic" style:parent-style-name="objectwithoutfill">
      <style:graphic-properties draw:marker-end="Arrowheads_20_50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19" style:family="graphic" style:parent-style-name="objectwithoutfill">
      <style:graphic-properties draw:marker-end="Arrowheads_20_51" draw:marker-end-width="0.3cm" draw:fill="none" draw:textarea-vertical-align="middle"/>
    </style:style>
    <style:style style:name="gr20" style:family="graphic" style:parent-style-name="standard">
      <style:graphic-properties draw:auto-grow-height="true" draw:auto-grow-width="true" fo:min-height="1.695cm" fo:min-width="7.874cm"/>
      <style:paragraph-properties style:writing-mode="lr-tb"/>
    </style:style>
    <style:style style:name="gr21" style:family="graphic" style:parent-style-name="standard">
      <style:graphic-properties draw:marker-end="Arrowheads_20_1" draw:marker-end-width="0.3cm" draw:fill="none" draw:textarea-vertical-align="middle"/>
    </style:style>
    <style:style style:name="gr22" style:family="graphic" style:parent-style-name="standard">
      <style:graphic-properties draw:auto-grow-height="true" draw:auto-grow-width="true" fo:min-height="0.848cm" fo:min-width="10.247cm"/>
      <style:paragraph-properties style:writing-mode="lr-tb"/>
    </style:style>
    <style:style style:name="gr23" style:family="graphic" style:parent-style-name="objectwithoutfill">
      <style:graphic-properties draw:marker-end="Arrowheads_20_46" draw:marker-end-width="0.3cm" draw:fill="none" draw:textarea-vertical-align="middle"/>
    </style:style>
    <style:style style:name="gr24" style:family="graphic" style:parent-style-name="objectwithoutfill">
      <style:graphic-properties draw:marker-end="Arrowheads_20_47" draw:marker-end-width="0.3cm" draw:fill="none" draw:textarea-vertical-align="middle"/>
    </style:style>
    <style:style style:name="gr25" style:family="graphic" style:parent-style-name="standard">
      <style:graphic-properties draw:auto-grow-height="true" draw:auto-grow-width="false" fo:max-height="0cm" fo:min-height="1.991cm"/>
      <style:paragraph-properties style:writing-mode="lr-tb"/>
    </style:style>
    <style:style style:name="gr26" style:family="graphic" style:parent-style-name="standard">
      <style:graphic-properties draw:auto-grow-height="true" draw:auto-grow-width="false" fo:max-height="0cm" fo:min-height="4.539cm"/>
      <style:paragraph-properties style:writing-mode="lr-tb"/>
    </style:style>
    <style:style style:name="gr27" style:family="graphic" style:parent-style-name="standard">
      <style:graphic-properties draw:auto-grow-height="true" draw:auto-grow-width="true" fo:min-height="0.848cm" fo:min-width="3.266cm"/>
      <style:paragraph-properties style:writing-mode="lr-tb"/>
    </style:style>
    <style:style style:name="gr28" style:family="graphic" style:parent-style-name="objectwithoutfill">
      <style:graphic-properties draw:marker-end="Arrowheads_20_52" draw:marker-end-width="0.3cm" draw:fill="none" draw:textarea-vertical-align="middle"/>
    </style:style>
    <style:style style:name="gr29" style:family="graphic" style:parent-style-name="standard">
      <style:graphic-properties draw:auto-grow-height="true" draw:auto-grow-width="false" fo:max-height="0cm" fo:min-height="2.464cm"/>
      <style:paragraph-properties style:writing-mode="lr-tb"/>
    </style:style>
    <style:style style:name="gr30" style:family="graphic" style:parent-style-name="standard">
      <style:graphic-properties draw:auto-grow-height="true" draw:auto-grow-width="true" fo:min-height="0.848cm" fo:min-width="8.249cm"/>
      <style:paragraph-properties style:writing-mode="lr-tb"/>
    </style:style>
    <style:style style:name="gr31" style:family="graphic" style:parent-style-name="standard">
      <style:graphic-properties draw:auto-grow-height="true" draw:auto-grow-width="false" fo:min-height="0.848cm" fo:min-width="0cm"/>
      <style:paragraph-properties style:writing-mode="lr-tb"/>
    </style:style>
    <style:style style:name="gr32" style:family="graphic" style:parent-style-name="standard">
      <style:graphic-properties draw:auto-grow-height="true" draw:auto-grow-width="false" fo:max-height="0cm" fo:min-height="4.236cm"/>
      <style:paragraph-properties style:writing-mode="lr-tb"/>
    </style:style>
    <style:style style:name="gr33" style:family="graphic" style:parent-style-name="standard">
      <style:graphic-properties draw:stroke="dash" svg:stroke-color="#e47200" draw:marker-end="Arrowheads_20_37" draw:marker-end-width="0.3cm" draw:textarea-vertical-align="middle"/>
    </style:style>
    <style:style style:name="gr34" style:family="graphic" style:parent-style-name="objectwithoutfill">
      <style:graphic-properties draw:marker-end="Arrowheads_20_53" draw:marker-end-width="0.3cm" draw:fill="none" draw:textarea-vertical-align="middle"/>
    </style:style>
    <style:style style:name="gr35" style:family="graphic" style:parent-style-name="objectwithoutfill">
      <style:graphic-properties draw:marker-end="Arrowheads_20_54" draw:marker-end-width="0.3cm" draw:fill="none" draw:textarea-vertical-align="middle"/>
    </style:style>
    <style:style style:name="gr36" style:family="graphic" style:parent-style-name="standard">
      <style:graphic-properties draw:stroke="solid" draw:textarea-vertical-align="middle"/>
      <style:paragraph-properties style:writing-mode="lr-tb"/>
    </style:style>
    <style:style style:name="gr37" style:family="graphic" style:parent-style-name="standard">
      <style:graphic-properties draw:stroke="solid" svg:stroke-color="#0000ff" draw:textarea-vertical-align="middle"/>
      <style:paragraph-properties style:writing-mode="lr-tb"/>
    </style:style>
    <style:style style:name="gr38" style:family="graphic" style:parent-style-name="standard">
      <style:graphic-properties draw:stroke="solid" draw:marker-end="Arrowheads_20_33" draw:marker-end-width="0.3cm" draw:fill="none" draw:textarea-vertical-align="middle"/>
    </style:style>
    <style:style style:name="gr39" style:family="graphic" style:parent-style-name="standard">
      <style:graphic-properties draw:stroke="solid" draw:marker-end="Arrowheads_20_34" draw:marker-end-width="0.3cm" draw:fill="none" draw:textarea-vertical-align="middle"/>
    </style:style>
    <style:style style:name="gr40" style:family="graphic" style:parent-style-name="standard">
      <style:graphic-properties draw:stroke="solid" draw:marker-end="Arrowheads_20_35" draw:marker-end-width="0.3cm" draw:fill="none" draw:textarea-vertical-align="middle"/>
    </style:style>
    <style:style style:name="gr41" style:family="graphic" style:parent-style-name="standard">
      <style:graphic-properties draw:stroke="dash" svg:stroke-color="#00dc00" draw:marker-end="Arrowheads_20_36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marker-end="Arrowheads_20_41" draw:marker-end-width="0.3cm" draw:fill="none" draw:fill-color="#ffffff" draw:auto-grow-height="true" draw:auto-grow-width="false" fo:max-height="0cm" fo:min-height="6.223cm"/>
      <style:paragraph-properties style:writing-mode="lr-tb"/>
    </style:style>
    <style:style style:name="gr43" style:family="graphic" style:parent-style-name="standard">
      <style:graphic-properties draw:auto-grow-height="true" draw:auto-grow-width="false" fo:min-height="2.544cm"/>
      <style:paragraph-properties style:writing-mode="lr-tb"/>
    </style:style>
    <style:style style:name="gr44" style:family="graphic" style:parent-style-name="standard">
      <style:graphic-properties draw:stroke="solid" svg:stroke-color="#666666" draw:marker-end="Arrowheads_20_7" draw:marker-end-width="0.3cm" draw:fill="none" draw:textarea-vertical-align="middle"/>
    </style:style>
    <style:style style:name="gr45" style:family="graphic" style:parent-style-name="standard">
      <style:graphic-properties draw:auto-grow-height="true" draw:auto-grow-width="false" fo:min-height="4.106cm"/>
      <style:paragraph-properties style:writing-mode="lr-tb"/>
    </style:style>
    <style:style style:name="gr46" style:family="graphic" style:parent-style-name="standard">
      <style:graphic-properties draw:auto-grow-height="true" draw:auto-grow-width="false" fo:max-height="0cm" fo:min-height="1.695cm"/>
      <style:paragraph-properties style:writing-mode="lr-tb"/>
    </style:style>
    <style:style style:name="gr47" style:family="graphic" style:parent-style-name="standard">
      <style:graphic-properties draw:stroke="solid" svg:stroke-color="#666666" draw:marker-end="Arrowheads_20_44" draw:marker-end-width="0.3cm" draw:fill="none" draw:textarea-vertical-align="middle"/>
    </style:style>
    <style:style style:name="gr48" style:family="graphic" style:parent-style-name="standard">
      <style:graphic-properties draw:auto-grow-height="true" draw:auto-grow-width="false" fo:min-height="1.643cm" fo:min-width="0cm"/>
      <style:paragraph-properties style:writing-mode="lr-tb"/>
    </style:style>
    <style:style style:name="gr49" style:family="graphic" style:parent-style-name="standard">
      <style:graphic-properties draw:stroke="solid" svg:stroke-color="#fe7f00" draw:marker-end="Arrowheads_20_10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51" style:family="graphic" style:parent-style-name="standard">
      <style:graphic-properties draw:auto-grow-height="true" draw:auto-grow-width="false" fo:min-height="2.542cm" fo:min-width="0cm"/>
      <style:paragraph-properties style:writing-mode="lr-tb"/>
    </style:style>
    <style:style style:name="gr52" style:family="graphic" style:parent-style-name="objectwithoutfill">
      <style:graphic-properties draw:marker-end="Arrowheads_20_56" draw:marker-end-width="0.3cm" draw:fill="none" draw:textarea-vertical-align="middle"/>
    </style:style>
    <style:style style:name="gr53" style:family="graphic" style:parent-style-name="standard">
      <style:graphic-properties draw:auto-grow-height="true" draw:auto-grow-width="false" fo:min-height="2.311cm" fo:min-width="0cm"/>
      <style:paragraph-properties style:writing-mode="lr-tb"/>
    </style:style>
    <style:style style:name="gr54" style:family="graphic" style:parent-style-name="standard">
      <style:graphic-properties draw:auto-grow-height="true" draw:auto-grow-width="true" fo:min-height="0.848cm" fo:min-width="4.39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1.68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8cm" fo:min-width="0cm"/>
      <style:paragraph-properties style:writing-mode="lr-tb"/>
    </style:style>
    <style:style style:name="gr57" style:family="graphic" style:parent-style-name="objectwithoutfill">
      <style:graphic-properties draw:marker-end="Arrowheads_20_57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9" style:family="graphic" style:parent-style-name="standard">
      <style:graphic-properties draw:stroke="none" draw:stroke-dash="Long_20_Dash" svg:stroke-color="#000000" draw:fill="none" draw:fill-color="#ffffff" draw:auto-grow-height="true" draw:auto-grow-width="false" fo:min-height="3.285cm"/>
      <style:paragraph-properties style:writing-mode="lr-tb"/>
    </style:style>
    <style:style style:name="gr60" style:family="graphic" style:parent-style-name="standard">
      <style:graphic-properties draw:auto-grow-height="true" draw:auto-grow-width="false" fo:min-height="2.464cm" fo:min-width="0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r7" style:family="presentation" style:parent-style-name="Default-outline1">
      <style:graphic-properties draw:textarea-vertical-align="top" fo:min-height="16.25cm"/>
      <style:paragraph-properties style:writing-mode="lr-tb"/>
    </style:style>
    <style:style style:name="pr8" style:family="presentation" style:parent-style-name="Default-outline1">
      <style:graphic-properties fo:min-height="16.501cm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6cm" fo:margin-bottom="0.6cm" fo:line-height="115%" fo:text-indent="0cm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100%"/>
    </style:style>
    <style:style style:name="P15" style:family="paragraph">
      <style:paragraph-properties fo:text-align="end"/>
    </style:style>
    <style:style style:name="P16" style:family="paragraph">
      <style:paragraph-properties fo:text-align="end" style:writing-mode="lr-tb"/>
    </style:style>
    <style:style style:name="P17" style:family="paragraph">
      <style:paragraph-properties fo:margin-left="0cm" fo:margin-right="0cm" fo:margin-top="0.9cm" fo:margin-bottom="0cm" fo:line-height="115%" fo:text-indent="0cm">
        <style:tab-stops/>
      </style:paragraph-properties>
      <style:text-properties fo:hyphenate="false" loext:hyphenation-no-caps="false"/>
    </style:style>
    <style:style style:name="P18" style:family="paragraph">
      <style:paragraph-properties fo:margin-left="1.5cm" fo:margin-right="0cm" fo:margin-top="0.9cm" fo:margin-bottom="0cm" fo:line-height="115%" fo:text-indent="0cm">
        <style:tab-stops/>
      </style:paragraph-properties>
      <style:text-properties fo:hyphenate="false" loext:hyphenation-no-caps="false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line-height="115%"/>
    </style:style>
    <style:style style:name="P21" style:family="paragraph">
      <loext:graphic-properties draw:fill="none" draw:fill-color="#ffffff"/>
      <style:paragraph-properties fo:line-height="115%" style:writing-mode="lr-tb"/>
      <style:text-properties fo:color="#000000" loext:opacity="100%" fo:font-size="22pt"/>
    </style:style>
    <style:style style:name="P22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3cm" fo:margin-bottom="0.3cm" fo:line-height="115%" fo:text-indent="0cm">
        <style:tab-stops/>
      </style:paragraph-properties>
      <style:text-properties fo:hyphenate="false" loext:hyphenation-no-caps="false"/>
    </style:style>
    <style:style style:name="P25" style:family="paragraph">
      <loext:graphic-properties draw:fill="none" draw:fill-color="#ffffff"/>
      <style:paragraph-properties fo:text-align="end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color="#7f00fe" loext:opacity="100%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29" style:family="paragraph">
      <style:paragraph-properties fo:text-align="end"/>
      <style:text-properties fo:color="#666666" loext:opacity="100%"/>
    </style:style>
    <style:style style:name="P30" style:family="paragraph">
      <loext:graphic-properties draw:fill="none" draw:fill-color="#ffffff"/>
      <style:paragraph-properties fo:text-align="end" style:writing-mode="lr-tb"/>
      <style:text-properties fo:color="#666666" loext:opacity="100%"/>
    </style:style>
    <style:style style:name="P31" style:family="paragraph">
      <loext:graphic-properties draw:fill-color="#ffffff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004f9e" loext:opacity="100%" fo:font-size="22pt" fo:language="pt" fo:country="BR" style:font-size-asian="22pt" style:font-size-complex="22pt"/>
    </style:style>
    <style:style style:name="T4" style:family="text">
      <style:text-properties fo:color="#333333" loext:opacity="100%" fo:font-size="20pt" fo:language="pt" fo:country="BR" style:font-size-asian="20pt" style:font-size-complex="20pt"/>
    </style:style>
    <style:style style:name="T5" style:family="text">
      <style:text-properties fo:color="#7f00fe" loext:opacity="100%"/>
    </style:style>
    <style:style style:name="T6" style:family="text">
      <style:text-properties fo:color="#ff0000" loext:opacity="100%" fo:font-weight="normal" style:font-weight-asian="normal" style:font-weight-complex="normal"/>
    </style:style>
    <style:style style:name="T7" style:family="text">
      <style:text-properties fo:color="#00caca" loext:opacity="100%"/>
    </style:style>
    <style:style style:name="T8" style:family="text">
      <style:text-properties style:text-position="sub 58%"/>
    </style:style>
    <style:style style:name="T9" style:family="text">
      <style:text-properties fo:color="#ff0000" loext:opacity="100%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dc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2e4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00e4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e4f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f9e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caca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dc00" loext:opacity="100%"/>
    </style:style>
    <style:style style:name="T19" style:family="text">
      <style:text-properties fo:color="#00b000" loext:opacity="100%"/>
    </style:style>
    <style:style style:name="T20" style:family="text">
      <style:text-properties fo:font-size="26pt" fo:background-color="transparent" style:font-size-asian="26pt" style:font-size-complex="26pt"/>
    </style:style>
    <style:style style:name="T21" style:family="text">
      <style:text-properties fo:color="#ff0000" loext:opacity="100%" fo:font-size="32pt" fo:background-color="transparent" style:font-size-asian="32pt" style:font-size-complex="32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ff00ff" loext:opacity="100%"/>
    </style:style>
    <style:style style:name="T24" style:family="text">
      <style:text-properties fo:color="#00e3e3" loext:opacity="100%"/>
    </style:style>
    <style:style style:name="T25" style:family="text">
      <style:text-properties fo:color="#caca00" loext:opacity="100%"/>
    </style:style>
    <style:style style:name="T26" style:family="text">
      <style:text-properties fo:color="#e40072" loext:opacity="100%"/>
    </style:style>
    <style:style style:name="T27" style:family="text">
      <style:text-properties fo:color="#c40062" loext:opacity="100%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fe007f" loext:opacity="100%"/>
    </style:style>
    <style:style style:name="T30" style:family="text">
      <style:text-properties style:text-position="33% 58%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e47200" loext:opacity="100%"/>
    </style:style>
    <style:style style:name="T33" style:family="text">
      <style:text-properties fo:color="#666666" loext:opacity="100%"/>
    </style:style>
    <style:style style:name="T34" style:family="text">
      <style:text-properties fo:color="#7200e4" loext:opacity="100%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color="#ff0000" loext:opacity="100%" style:text-position="33% 58%"/>
    </style:style>
    <style:style style:name="T40" style:family="text">
      <style:text-properties fo:color="#ff0000" loext:opacity="100%" fo:font-size="22pt"/>
    </style:style>
    <style:style style:name="T41" style:family="text">
      <style:text-properties fo:color="#000000" loext:opacity="100%" fo:font-size="22pt"/>
    </style:style>
    <style:style style:name="T42" style:family="text">
      <style:text-properties fo:color="#ff00ff" loext:opacity="100%" fo:font-size="22pt"/>
    </style:style>
    <style:style style:name="T43" style:family="text">
      <style:text-properties fo:color="#00dc00" loext:opacity="100%" fo:font-size="22pt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style:text-position="sub 58%" fo:font-size="40pt" style:font-size-asian="40pt" style:font-size-complex="40pt"/>
    </style:style>
    <style:style style:name="T46" style:family="text">
      <style:text-properties fo:color="#ff0000" loext:opacity="100%" fo:background-color="transparent"/>
    </style:style>
    <style:style style:name="T47" style:family="text">
      <style:text-properties fo:color="#ff0000" loext:opacity="100%" style:text-position="sub 58%" fo:background-color="transparent"/>
    </style:style>
    <style:style style:name="T48" style:family="text">
      <style:text-properties fo:background-color="transparent"/>
    </style:style>
    <style:style style:name="T49" style:family="text">
      <style:text-properties style:text-position="sub 58%" fo:background-color="transparent"/>
    </style:style>
    <style:style style:name="T50" style:family="text">
      <style:text-properties fo:color="#ff0000" loext:opacity="100%" style:text-position="-8% 58%"/>
    </style:style>
    <style:style style:name="T51" style:family="text">
      <style:text-properties fo:color="#008400" loext:opacity="100%"/>
    </style:style>
    <style:style style:name="T52" style:family="text">
      <style:text-properties fo:color="#008400" loext:opacity="100%" style:text-position="-8% 58%"/>
    </style:style>
    <style:style style:name="T53" style:family="text">
      <style:text-properties fo:color="#000000" loext:opacity="100%" fo:background-color="transparent"/>
    </style:style>
    <style:style style:name="T54" style:family="text">
      <style:text-properties fo:color="#ff0000" loext:opacity="100%" style:text-position="sub 58%"/>
    </style:style>
    <style:style style:name="T55" style:family="text">
      <style:text-properties fo:color="#000000" loext:opacity="100%"/>
    </style:style>
    <style:style style:name="T56" style:family="text">
      <style:text-properties style:text-position="sub 58%" fo:font-weight="bold" style:font-weight-asian="bold" style:font-weight-complex="bold"/>
    </style:style>
    <style:style style:name="T57" style:family="text">
      <style:text-properties fo:color="#00caca" loext:opacity="100%" fo:font-weight="bold" style:font-weight-asian="bold" style:font-weight-complex="bold"/>
    </style:style>
    <style:style style:name="T58" style:family="text">
      <style:text-properties fo:color="#b4b400" loext:opacity="100%" fo:font-weight="bold" style:font-weight-asian="bold" style:font-weight-complex="bold"/>
    </style:style>
    <style:style style:name="T59" style:family="text">
      <style:text-properties fo:color="#ff0000" loext:opacity="100%" style:text-position="sub 58%" fo:font-weight="bold" style:font-weight-asian="bold" style:font-weight-complex="bold"/>
    </style:style>
    <style:style style:name="T60" style:family="text">
      <style:text-properties fo:color="#ca00ca" loext:opacity="100%" fo:font-weight="bold" style:font-weight-asian="bold" style:font-weight-complex="bold"/>
    </style:style>
    <style:style style:name="T61" style:family="text">
      <style:text-properties style:use-window-font-color="true" loext:opacity="0%"/>
    </style:style>
    <style:style style:name="T62" style:family="text">
      <style:text-properties fo:color="#b4b400" loext:opacity="100%"/>
    </style:style>
    <style:style style:name="T63" style:family="text">
      <style:text-properties fo:color="#ca00ca" loext:opacity="100%"/>
    </style:style>
    <style:style style:name="T64" style:family="text">
      <style:text-properties fo:color="#fe7f00" loext:opacity="100%"/>
    </style:style>
    <style:style style:name="T65" style:family="text">
      <style:text-properties style:text-position="-8% 58%"/>
    </style:style>
    <style:style style:name="T66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00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21pt" style:font-size-asian="21pt" style:font-size-complex="21pt"/>
    </style:style>
    <style:style style:name="T70" style:family="text">
      <style:text-properties fo:color="#7f00fe" loext:opacity="100%" fo:font-size="21pt" style:font-size-asian="21pt" style:font-size-complex="21pt"/>
    </style:style>
    <style:style style:name="T71" style:family="text">
      <style:text-properties fo:color="#00dc00" loext:opacity="100%" fo:font-size="21pt" style:font-size-asian="21pt" style:font-size-complex="21pt"/>
    </style:style>
    <style:style style:name="T72" style:family="text">
      <style:text-properties fo:color="#ff0000" loext:opacity="100%" fo:font-size="21pt" style:font-size-asian="21pt" style:font-size-complex="21pt"/>
    </style:style>
    <style:style style:name="T73" style:family="text">
      <style:text-properties fo:color="#7f00f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Gramáticas</text:span><text:span text:style-name="T2"><text:line-break/></text:span><text:span text:style-name="T3">(parte “a”)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4">Baseado em: GARCIA, A. de V.; HAEUSLER, E. H. Linguagens Formais e Autômatos. Londrina: EDA, 2017.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Aspecto sintático da linguagem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A sintaxe define o conjunto de regras</text:p>
                <text:list>
                  <text:list-item>
                    <text:p>Estrutura e formação de sentenças válidas na linguagem</text:p>
                    <text:list>
                      <text:list-item>
                        <text:p>Como os símbolos (letras, números, operadores, etc.)</text:p>
                        <text:list>
                          <text:list-item>
                            <text:p>que podem ser combinados para formar expressões, comandos, declarações e outros <text:span text:style-name="T5">elementos sintátic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 concentra na <text:span text:style-name="T6">forma</text:span>, e não no <text:span text:style-name="T7">significado</text:span></text:p>
              </text:list-item>
            </text:list>
          </draw:text-box>
        </draw:frame>
        <draw:frame draw:style-name="gr2" draw:text-style-name="P9" draw:layer="layout" svg:width="3.8cm" svg:height="1.098cm" svg:x="15.084cm" svg:y="12.067cm">
          <draw:text-box>
            <text:p>semântica</text:p>
          </draw:text-box>
        </draw:frame>
        <draw:frame draw:style-name="gr3" draw:text-style-name="P9" draw:layer="layout" svg:width="2.796cm" svg:height="1.098cm" svg:x="8.383cm" svg:y="12.045cm">
          <draw:text-box>
            <text:p>sintax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Gramática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O objetivo da gramática é formar palavras (strings, cadeias)</text:p>
              </text:list-item>
              <text:list-item>
                <text:p>É um conjunto de regras formais</text:p>
              </text:list-item>
              <text:list-item>
                <text:p>Mostra como cada cadeia de uma linguagem é gerada através de regras</text:p>
              </text:list-item>
              <text:list-item>
                <text:p>Como as sequências de símbolos do alfabeto podem ser combinadas para formar cadeias válidas</text:p>
              </text:list-item>
              <text:list-item>
                <text:p>Existem notações como p. ex. a Backus-Naur Form (BNF) que é bastante usada em gramáticas de linguagens de program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 1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Especificar a linguagem L<text:span text:style-name="T8">D</text:span> dos números não negativos, inteiros ou ponto decimal, na base decimal</text:p>
              </text:list-item>
              <text:list-item>
                <text:p>Ex. de números nesta linguagem são</text:p>
                <text:list>
                  <text:list-item>
                    <text:p>L<text:span text:style-name="T8">D</text:span> = { 0, 1, 2, ... 9, 10, 11, ... , 99, 100, ... , 0.1, 0<text:span text:style-name="T9">.</text:span>2, ... }</text:p>
                  </text:list-item>
                </text:list>
              </text:list-item>
              <text:list-item>
                <text:p>O alfabeto sobre o qual L<text:span text:style-name="T8">D</text:span> está definida é</text:p>
                <text:list>
                  <text:list-item>
                    <text:p>Σ = { 0, 1, 2, 3, 4, 5, 6, 7, 8, 9, <text:s/><text:span text:style-name="T9">.</text:span> }</text:p>
                  </text:list-item>
                </text:list>
              </text:list-item>
              <text:list-item>
                <text:p>Tente escrever um programa que vai lendo o teclado, e se encontrar algum erro no número, ele avisa</text:p>
              </text:list-item>
            </text:list>
          </draw:text-box>
        </draw:frame>
        <draw:frame draw:style-name="gr4" draw:text-style-name="P8" draw:layer="layout" svg:width="11.5cm" svg:height="1.098cm" svg:x="8.108cm" svg:y="19.402cm">
          <draw:text-box>
            <text:p text:style-name="P11">(continua)</text:p>
          </draw:text-box>
        </draw:frame>
        <draw:frame draw:style-name="gr5" draw:text-style-name="P8" draw:layer="layout" svg:width="2.335cm" svg:height="1.098cm" svg:x="20.383cm" svg:y="11.819cm">
          <draw:text-box>
            <text:p>ponto</text:p>
          </draw:text-box>
        </draw:frame>
        <draw:line draw:style-name="gr6" draw:text-style-name="P11" draw:layer="layout" svg:x1="20.472cm" svg:y1="12.148cm" svg:x2="15.53cm" svg:y2="12.359cm">
          <text:p/>
        </draw:line>
        <draw:line draw:style-name="gr6" draw:text-style-name="P11" draw:layer="layout" svg:x1="20.472cm" svg:y1="12.148cm" svg:x2="20.099cm" svg:y2="9.469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xemplo 1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 jeito de começar é ir escrevendo frases:</text:p>
                <text:list>
                  <text:list-item>
                    <text:p>Se apertar a tecla “0” então armazene e espere a próxima tecla ser apertada</text:p>
                  </text:list-item>
                  <text:list-item>
                    <text:p>Se apertar a tecla “.”, e não existir ainda o “.” no número, acrescente “.” ao que já foi lido</text:p>
                  </text:list-item>
                  <text:list-item>
                    <text:p>E assim por diante</text:p>
                  </text:list-item>
                </text:list>
              </text:list-item>
              <text:list-item>
                <text:p>Será que podem ocorrer erros de interpretação? Para um problema maior, não ficaria muito complicado?</text:p>
              </text:list-item>
              <text:list-item>
                <text:p>É desejável uma maneira de descrever mais próxima da lógica de programação, e que não esteja sujeita a interpretações</text:p>
              </text:list-item>
            </text:list>
          </draw:text-box>
        </draw:frame>
        <draw:frame draw:style-name="gr4" draw:text-style-name="P8" draw:layer="layout" svg:width="11.5cm" svg:height="1.098cm" svg:x="6.97cm" svg:y="2.094cm">
          <draw:text-box>
            <text:p text:style-name="P11"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Outro jeito de especifica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p text:style-name="P12"><text:span text:style-name="T10">N → L <text:s/></text:span><text:span text:style-name="T11">(um número N pode ser uma lista de dígitos L)</text:span></text:p>
            <text:p text:style-name="P12"><text:span text:style-name="T10">N → L.L <text:s/></text:span><text:span text:style-name="T12">(N pode ser uma lista de dígitos L seguida de outra lista L) (especifica o “.”)</text:span></text:p>
            <text:p text:style-name="P12"><text:span text:style-name="T10">L → D <text:s/></text:span><text:span text:style-name="T13">(uma lista de dígitos L pode ser um dígito D)</text:span></text:p>
            <text:p text:style-name="P12"><text:span text:style-name="T10">L → LD <text:s/></text:span><text:span text:style-name="T14">(uma lista de dígitos L pode ser outra lista L seguida de um dígito D)</text:span></text:p>
            <text:p text:style-name="P12"><text:span text:style-name="T10">D → 0 <text:s/></text:span><text:span text:style-name="T15">(uma dígito D pode ser o dígito 0)</text:span></text:p>
            <text:p text:style-name="P12"><text:span text:style-name="T10">D → 1 <text:s/></text:span><text:span text:style-name="T16">(uma dígito D pode ser o dígito 1)</text:span></text:p>
            <text:p text:style-name="P12"><text:span text:style-name="T10">...</text:span></text:p>
            <text:p text:style-name="P12"><text:span text:style-name="T10">D → 9 <text:s/></text:span><text:span text:style-name="T17">(uma dígito D pode ser o dígito 9)</text:span></text:p>
          </draw:text-box>
        </draw:frame>
        <draw:frame draw:style-name="gr7" draw:text-style-name="P8" draw:layer="layout" svg:width="6.68cm" svg:height="2.153cm" svg:x="20.66cm" svg:y="16.591cm">
          <draw:text-box>
            <text:p>“→” : “regra”</text:p>
            <text:p>“⇒” : “derivação”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Derivação</text:p>
          </draw:text-box>
        </draw:frame>
        <draw:frame presentation:style-name="pr5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Podemos usar as regras do slide anterior para gerar,<text:line-break/>p. ex., o nº <text:s/><text:span text:style-name="T5">1.23</text:span></text:p>
                <text:list>
                  <text:list-item>
                    <text:p>Neste caso dizemos que <text:span text:style-name="T5">N</text:span><text:span text:style-name="T18"> gera (ou deriva)</text:span><text:span text:style-name="T19"> </text:span><text:span text:style-name="T5">1.23</text:span></text:p>
                  </text:list-item>
                </text:list>
              </text:list-item>
              <text:list-item>
                <text:p>O processo de <text:span text:style-name="T7">derivação</text:span> é representado por <text:s/><text:span text:style-name="T20"><text:s/></text:span><text:span text:style-name="T21">⇒</text:span><text:span text:style-name="T20"> </text:span></text:p>
                <text:list>
                  <text:list-item>
                    <text:p><text:span text:style-name="T22">N ⇒ L.L ⇒ D.L ⇒ 1.L ⇒ 1.LD ⇒ 1.DD ⇒ 1.2D ⇒ 1.23</text:span><text:span text:style-name="T22"><text:tab/></text:span></text:p>
                    <text:list>
                      <text:list-item>
                        <text:p>Neste caso vai-se substituindo as regras até chegar no nº</text:p>
                      </text:list-item>
                      <text:list-item>
                        <text:p>Se chegou no nº que queremos, dizemos que <text:span text:style-name="T23">reconheceu</text:span></text:p>
                      </text:list-item>
                    </text:list>
                  </text:list-item>
                  <text:list-item>
                    <text:p>A essa especificação damos o nome de <text:span text:style-name="T9">gramática</text:span></text:p>
                  </text:list-item>
                  <text:list-item>
                    <text:p>Descreve uma derivação em uma gramática formal</text:p>
                  </text:list-item>
                </text:list>
              </text:list-item>
            </text:list>
          </draw:text-box>
        </draw:frame>
        <draw:path draw:style-name="gr8" draw:text-style-name="P13" draw:layer="layout" svg:width="3.18cm" svg:height="2.772cm" draw:transform="rotate (2.30278741508132) translate (2.321cm 15.444cm)" svg:viewBox="0 0 3181 2773" svg:d="M0 0c3681 0 3155 2773 3155 2773">
          <text:p/>
        </draw:path>
        <draw:frame draw:style-name="gr9" draw:text-style-name="P8" draw:layer="layout" svg:width="8.367cm" svg:height="2.462cm" svg:x="18.633cm" svg:y="18.008cm">
          <draw:text-box>
            <text:p>“→” : “regra”</text:p>
            <text:p>“⇒” : “derivação”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lementos da gramátic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p/>
            <text:p/>
            <text:list text:style-name="L1">
              <text:list-item>
                <text:p>T = { 0, 1, 2, 3, 4, 5, 6, 7, 8, 9, . }</text:p>
                <text:list>
                  <text:list-item>
                    <text:p><text:span text:style-name="T24">Alfabeto</text:span> sobre o qual a linguagem é definida</text:p>
                  </text:list-item>
                  <text:list-item>
                    <text:p>Chamamos os elementos deste alfabeto de <text:span text:style-name="T23">símbolos terminais</text:span></text:p>
                  </text:list-item>
                </text:list>
              </text:list-item>
              <text:list-item>
                <text:p>V = { N, L, D }</text:p>
                <text:list>
                  <text:list-item>
                    <text:p>Conjunto de <text:span text:style-name="T7">símbolos auxiliares</text:span><text:span text:style-name="T25"> ou variáveis</text:span></text:p>
                  </text:list-item>
                  <text:list-item>
                    <text:p>Chamamos de <text:span text:style-name="T26">símbolos não terminais</text:span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1.792cm" svg:height="1.098cm" svg:x="8.207cm" svg:y="4.63cm">
          <draw:text-box>
            <text:p>(outro jeito de especificar o slide 6)</text:p>
          </draw:text-box>
        </draw:frame>
        <draw:frame draw:style-name="gr4" draw:text-style-name="P8" draw:layer="layout" svg:width="11.5cm" svg:height="1.098cm" svg:x="8.108cm" svg:y="19.402cm">
          <draw:text-box>
            <text:p text:style-name="P11"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lementos da gramátic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P = { N→L, N→L.L, L→D, L→LD, D→0, D→1,<text:line-break/> <text:s text:c="9"/>D→2, D→3, D→4, D→5, D→6, D→7, D→8, D→9 }</text:p>
                <text:list>
                  <text:list-item>
                    <text:p><text:span text:style-name="T23">Conjunto de produções</text:span> (ou regras de substituição)</text:p>
                    <text:list>
                      <text:list-item>
                        <text:p>Indicam como os símbolos são substituídos para gerar uma cadeia da linguagem</text:p>
                      </text:list-item>
                    </text:list>
                  </text:list-item>
                  <text:list-item>
                    <text:p><text:span text:style-name="T9">L → ω</text:span> indica que podemos substituir qualquer ocorrência de<text:line-break/><text:span text:style-name="T9">L</text:span> por <text:span text:style-name="T9">ω</text:span> na palavra (cadeia) que está sendo gerada</text:p>
                  </text:list-item>
                </text:list>
              </text:list-item>
              <text:list-item>
                <text:p>Símbolo inicial</text:p>
                <text:list>
                  <text:list-item>
                    <text:p>Neste caso: <text:span text:style-name="T27">N</text:span></text:p>
                    <text:list>
                      <text:list-item>
                        <text:p>As derivações iniciam por e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Tupl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Tupla: (x₁, x₂, ... , x<text:span text:style-name="T9">ₙ</text:span>)</text:p>
                <text:list>
                  <text:list-item>
                    <text:p text:style-name="P14"><text:span text:style-name="T19">sequência</text:span> ordenada de elementos</text:p>
                  </text:list-item>
                  <text:list-item>
                    <text:p text:style-name="P14"><text:span text:style-name="T5">a ordem dos elementos é crucial</text:span></text:p>
                  </text:list-item>
                  <text:list-item>
                    <text:p><text:span text:style-name="T9">n</text:span> é o nº de elementos da tupla <text:s/>= <text:s/><text:span text:style-name="T9">aridade</text:span></text:p>
                    <text:list>
                      <text:list-item>
                        <text:p>Ex.: a <text:span text:style-name="T9">aridade</text:span> de (1, 2, 3) é <text:span text:style-name="T9">3</text:span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1">
              <text:list-item>
                <text:p>“n-upla” = tupla com “n” elementos</text:p>
                <text:list>
                  <text:list-item>
                    <text:p>Ex.: (1, "texto", 3.14) = 3-upla, tripla, ou terna<text:line-break/><text:line-break/></text:p>
                  </text:list-item>
                  <text:list-item>
                    <text:p>"n-upla" e "3-upla" são aridades</text:p>
                  </text:list-item>
                </text:list>
                <text:p/>
              </text:list-item>
            </text:list>
          </draw:text-box>
        </draw:frame>
        <draw:frame draw:style-name="gr11" draw:text-style-name="P8" draw:layer="layout" svg:width="3.376cm" svg:height="1.098cm" svg:x="10.397cm" svg:y="15.155cm">
          <draw:text-box>
            <text:p>"tri-upla"</text:p>
          </draw:text-box>
        </draw:frame>
        <draw:frame draw:style-name="gr12" draw:text-style-name="P8" draw:layer="layout" svg:width="3.478cm" svg:height="1.098cm" svg:x="1.598cm" svg:y="11.927cm">
          <draw:text-box>
            <text:p>"ên-upla"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Igualdade entre Tuplas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(x₁, x₂, ... , xₙ) = (y₁, y₂, ... , yₙ) se, e somente se,<text:line-break/>para todo <text:span text:style-name="T19">i ∈ {1, 2, ... , n}</text:span>, <text:s/>x<text:span text:style-name="T19">ᵢ</text:span> = y<text:span text:style-name="T19">ᵢ</text:span></text:p>
                <text:list>
                  <text:list-item>
                    <text:p><text:span text:style-name="T28">(x₁, x₂, ..., xₙ) = (y₁, y₂, ..., yₙ) </text:span>: indica que as duas tuplas são iguais</text:p>
                  </text:list-item>
                  <text:list-item>
                    <text:p><text:span text:style-name="T28">se, e somente se </text:span>: indica expressão lógica indicando equivalência</text:p>
                  </text:list-item>
                  <text:list-item>
                    <text:p><text:span text:style-name="T28">para todo i ∈ {1, 2, ..., n}</text:span>: indica que i é um índice que percorre as posições dos elementos nas tuplas</text:p>
                  </text:list-item>
                  <text:list-item>
                    <text:p><text:span text:style-name="T28">xᵢ = yᵢ</text:span> : indica que o elemento na posição <text:span text:style-name="T23">i</text:span> da primeira tupla (xᵢ) é igual ao elemento <text:span text:style-name="T5">na mesma posição</text:span> <text:span text:style-name="T23">i</text:span> da segunda tupla (yᵢ)</text:p>
                  </text:list-item>
                </text:list>
              </text:list-item>
            </text:list>
          </draw:text-box>
        </draw:frame>
        <draw:frame draw:style-name="gr13" draw:text-style-name="P16" draw:layer="layout" svg:width="8.807cm" svg:height="1.098cm" svg:x="18.277cm" svg:y="2.764cm">
          <draw:text-box>
            <text:p text:style-name="P15">(a ordem é importante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Gramática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a gramática <text:span text:style-name="T29">G</text:span> é uma tupla <text:span text:style-name="T29">( V, T, P, S )</text:span></text:p>
                <text:list>
                  <text:list-item>
                    <text:p><text:span text:style-name="T9">V</text:span> : conjunto finito não vazio de <text:span text:style-name="T23">variáveis</text:span> <text:span text:style-name="T7">(símbolos não-terminais)</text:span></text:p>
                    <text:list>
                      <text:list-item>
                        <text:p>Variáveis representam categorias sintáticas ou construções gramaticais <text:s/><text:span text:style-name="T5">(usa-se letras maiúsculas)</text:span></text:p>
                      </text:list-item>
                    </text:list>
                  </text:list-item>
                  <text:list-item>
                    <text:p><text:span text:style-name="T9">T</text:span> : conjunto finito não vazio de símbolos terminais<text:span text:style-name="T5"> (minúsculas)</text:span></text:p>
                  </text:list-item>
                  <text:list-item>
                    <text:p><text:span text:style-name="T9">P</text:span> : conjunto finito de regras de produção da forma:</text:p>
                    <text:list>
                      <text:list-item>
                        <text:p>α → β <text:s/>, onde:</text:p>
                        <text:list>
                          <text:list-item>
                            <text:p><text:span text:style-name="T23">α , β</text:span> <text:s/>∈ <text:s/>( V ∪ T )<text:span text:style-name="T30">*</text:span></text:p>
                          </text:list-item>
                          <text:list-item>
                            <text:p><text:span text:style-name="T23">α </text:span>tem ao menos uma variável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S</text:span> ( ∈ V ) é o símbolo inicial (variável de partida)</text:p>
                    <text:list>
                      <text:list-item>
                        <text:p>Ponto de partida para a geração de cadeias da linguage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6" draw:layer="layout" svg:width="10.839cm" svg:height="2.849cm" svg:x="15.875cm" svg:y="11.177cm">
          <draw:text-box>
            <text:p text:style-name="P15">Descrevem como as variáveis podem ser substituídas por outras sequências de símbolos</text:p>
          </draw:text-box>
        </draw:frame>
        <draw:frame draw:style-name="gr15" draw:text-style-name="P16" draw:layer="layout" svg:width="9.317cm" svg:height="1.893cm" svg:x="17.482cm" svg:y="18.289cm">
          <draw:text-box>
            <text:p text:style-name="P15">G = (V, T, P, S) : definição de uma gramática formal</text:p>
          </draw:text-box>
        </draw:frame>
        <draw:frame draw:style-name="gr16" draw:text-style-name="P9" draw:layer="layout" svg:width="7.23cm" svg:height="1.893cm" svg:x="15.382cm" svg:y="0.607cm">
          <draw:text-box>
            <text:p>sequência ordenada de elementos</text:p>
          </draw:text-box>
        </draw:frame>
        <draw:line draw:style-name="gr17" draw:text-style-name="P13" draw:layer="layout" svg:x1="15.382cm" svg:y1="1.476cm" svg:x2="13.321cm" svg:y2="3.753cm">
          <text:p/>
        </draw:line>
        <draw:frame draw:style-name="gr18" draw:text-style-name="P9" draw:layer="layout" svg:width="7.768cm" svg:height="1.893cm" svg:x="6.076cm" svg:y="18.366cm">
          <draw:text-box>
            <text:p>todas as combinações possíveis, incluindo ε</text:p>
          </draw:text-box>
        </draw:frame>
        <draw:line draw:style-name="gr19" draw:text-style-name="P13" draw:layer="layout" svg:x1="11.814cm" svg:y1="18.366cm" svg:x2="9.783cm" svg:y2="13.044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α, β ∈ (V ∪ T)<text:span text:style-name="T30">*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<text:span text:style-name="T6">α</text:span><text:span text:style-name="T31"> e </text:span><text:span text:style-name="T6">β</text:span> : cadeias formadas por zero ou mais símbolos</text:p>
                    <text:list>
                      <text:list-item>
                        <text:p>Podem ser <text:span text:style-name="T7">variáveis</text:span> (V) ou terminais (T)</text:p>
                      </text:list-item>
                      <text:list-item>
                        <text:p><text:span text:style-name="T9">α</text:span> tem ao menos uma <text:span text:style-name="T7">variável</text:span> (vide slide anterior)</text:p>
                      </text:list-item>
                    </text:list>
                  </text:list-item>
                  <text:list-item>
                    <text:p><text:span text:style-name="T9">V</text:span> = { S, A, B }<text:tab/>variáveis</text:p>
                  </text:list-item>
                  <text:list-item>
                    <text:p><text:span text:style-name="T9">T</text:span> = { a, b } <text:s text:c="3"/><text:tab/>símbolos terminais</text:p>
                  </text:list-item>
                  <text:list-item>
                    <text:p>( V ∪ T ) = { S, A, B, a, b }</text:p>
                  </text:list-item>
                  <text:list-item>
                    <text:p>Possíveis valores para <text:span text:style-name="T9">α</text:span> e <text:span text:style-name="T9">β</text:span></text:p>
                    <text:list>
                      <text:list-item>
                        <text:p>Qualquer combinação finita de S, A, B, a, b</text:p>
                        <text:list>
                          <text:list-item>
                            <text:p>ε, a, b, S, A, B, ab, ba, aab, bba, SAS, ABA, Bsb,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8" draw:layer="layout" svg:width="8.374cm" svg:height="1.945cm" svg:x="13.171cm" svg:y="1.068cm">
          <draw:text-box>
            <text:p>todas as combinações<text:line-break/>possíveis, incluindo ε</text:p>
          </draw:text-box>
        </draw:frame>
        <draw:line draw:style-name="gr21" draw:text-style-name="P13" draw:layer="layout" svg:x1="12.787cm" svg:y1="1.16cm" svg:x2="9.645cm" svg:y2="1.16cm">
          <text:p/>
        </draw:line>
        <draw:frame draw:style-name="gr22" draw:text-style-name="P8" draw:layer="layout" svg:width="10.747cm" svg:height="1.098cm" svg:x="16.591cm" svg:y="7.793cm">
          <draw:text-box>
            <text:p>variável = símbolo não-terminal</text:p>
          </draw:text-box>
        </draw:frame>
        <draw:line draw:style-name="gr23" draw:text-style-name="P13" draw:layer="layout" svg:x1="12.983cm" svg:y1="1.692cm" svg:x2="9.353cm" svg:y2="1.207cm">
          <text:p/>
        </draw:line>
        <draw:line draw:style-name="gr24" draw:text-style-name="P13" draw:layer="layout" svg:x1="15.968cm" svg:y1="8.355cm" svg:x2="14.784cm" svg:y2="8.286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Regra de produção (α → β)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“A sequência α pode ser reescrita como a sequência β”</text:p>
                    <text:list>
                      <text:list-item>
                        <text:p>Como α e β pertencem a <text:s/>(V ∪ T)<text:span text:style-name="T30">* <text:s/></text:span>, isso significa que</text:p>
                        <text:list>
                          <text:list-item>
                            <text:p>α e β podem ser qualquer sequência de símbolos</text:p>
                            <text:list>
                              <text:list-item>
                                <text:p>variáveis, terminais, cadeia vazia (ε)</text:p>
                              </text:list-item>
                            </text:list>
                          </text:list-item>
                          <text:list-item>
                            <text:p>α deve conter pelo menos uma variável<text:span text:style-name="T32"> <text:s text:c="2"/></text:span><text:span text:style-name="T33">(vide slide 12)</text:span></text:p>
                          </text:list-item>
                        </text:list>
                      </text:list-item>
                      <text:list-item>
                        <text:p>Ex. de <text:span text:style-name="T9">regras de produção</text:span> válidas</text:p>
                        <text:list>
                          <text:list-item>
                            <text:p><text:span text:style-name="T7">S</text:span> → <text:span text:style-name="T34">aSb</text:span> <text:s text:c="3"/><text:tab/><text:tab/>( <text:span text:style-name="T7">“α” = S</text:span>,<text:tab/><text:tab/><text:span text:style-name="T5">”β” = aSb</text:span> )</text:p>
                          </text:list-item>
                          <text:list-item>
                            <text:p><text:span text:style-name="T7">S</text:span> → <text:span text:style-name="T34">ε</text:span> <text:s text:c="3"/><text:tab/><text:tab/>(<text:span text:style-name="T7"> “α” = S</text:span>, <text:s/><text:tab/><text:span text:style-name="T5">”β”</text:span><text:span text:style-name="T34"> = ε</text:span> )</text:p>
                          </text:list-item>
                          <text:list-item>
                            <text:p><text:span text:style-name="T7">A</text:span> → <text:span text:style-name="T34">a</text:span> <text:s text:c="3"/><text:tab/><text:tab/>(<text:span text:style-name="T7"> “α” = A</text:span>, <text:s/><text:tab/><text:span text:style-name="T5">”β”</text:span><text:span text:style-name="T34"> = a </text:span>)</text:p>
                          </text:list-item>
                          <text:list-item>
                            <text:p><text:span text:style-name="T7">AB</text:span> → <text:span text:style-name="T34">ba</text:span> <text:s text:c="3"/><text:tab/>(<text:span text:style-name="T7"> “α” = AB</text:span>,<text:tab/><text:span text:style-name="T5">”β”</text:span><text:span text:style-name="T34"> = ba</text:span> )</text:p>
                          </text:list-item>
                          <text:list-item>
                            <text:p><text:span text:style-name="T7">SA</text:span> → <text:span text:style-name="T34">aSB</text:span> <text:s text:c="2"/><text:tab/>(<text:span text:style-name="T7"> “α” = SA</text:span>,<text:tab/><text:span text:style-name="T5">”β” </text:span><text:span text:style-name="T34">= aSB</text:span> 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8" draw:layer="layout" svg:width="7.219cm" svg:height="2.241cm" svg:x="20.781cm" svg:y="18.481cm">
          <draw:text-box>
            <text:p>→<text:tab/>regra</text:p>
            <text:p>⇒<text:tab/>deriv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 1 - derivação canônica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 = ( V , T , P , S )</text:p>
              </text:list-item>
              <text:list-item>
                <text:p>V = { N , D }</text:p>
              </text:list-item>
              <text:list-item>
                <text:p>T = { 0 , 1 , 2 , 3 , 4 , 5 , 6 , 7 , 8 , 9 }</text:p>
              </text:list-item>
              <text:list-item>
                <text:p>P = { <text:tab/>N → D <text:s text:c="3"/><text:tab/><text:span text:style-name="T23">(1)</text:span><text:line-break/><text:tab/><text:tab/>N → DN <text:s text:c="2"/><text:tab/><text:span text:style-name="T23">(2)</text:span><text:line-break/><text:tab/><text:tab/>D → 0 | 1 | 2 | 3 | 4 | 5 | 6 | 7 | 8 | 9<text:tab/><text:tab/><text:span text:style-name="T23">(3)</text:span><text:span text:style-name="T23"><text:line-break/></text:span> <text:s text:c="5"/>}</text:p>
              </text:list-item>
              <text:list-item>
                <text:p>S = { <text:span text:style-name="T9">N</text:span> }</text:p>
              </text:list-item>
            </text:list>
          </draw:text-box>
        </draw:frame>
        <draw:frame draw:style-name="gr26" draw:text-style-name="P16" draw:layer="layout" svg:width="10.749cm" svg:height="4.789cm" svg:x="16.479cm" svg:y="2.901cm">
          <draw:text-box>
            <text:p text:style-name="P15">refere-se a uma forma específica e padronizada de representar a derivação de uma cadeia a partir de uma gramática formal</text:p>
          </draw:text-box>
        </draw:frame>
        <draw:frame draw:style-name="gr27" draw:text-style-name="P8" draw:layer="layout" svg:width="3.766cm" svg:height="1.098cm" svg:x="11.855cm" svg:y="17.667cm">
          <draw:text-box>
            <text:p>(continua)</text:p>
          </draw:text-box>
        </draw:frame>
        <draw:line draw:style-name="gr28" draw:text-style-name="P13" draw:layer="layout" svg:x1="19.536cm" svg:y1="3.199cm" svg:x2="18.028cm" svg:y2="1.999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 1 - derivação canônica</text:p>
          </draw:text-box>
        </draw:frame>
        <draw:frame presentation:style-name="pr7" draw:text-style-name="P8" draw:layer="layout" svg:width="26cm" svg:height="15.177cm" svg:x="1cm" svg:y="5.323cm" presentation:class="outline" presentation:user-transformed="true">
          <draw:text-box>
            <text:list text:style-name="L1">
              <text:list-item>
                <text:p text:style-name="P17"><text:span text:style-name="T35">Vamos derivar o nº 243</text:span></text:p>
              </text:list-item>
              <text:list-item>
                <text:p text:style-name="P18"><text:span text:style-name="T36">N</text:span><text:span text:style-name="T35"><text:tab/></text:span><text:span text:style-name="T35"><text:tab/></text:span><text:span text:style-name="T35"><text:tab/></text:span><text:span text:style-name="T37">inicia-se pelo símbolo inicial</text:span></text:p>
              </text:list-item>
              <text:list-item>
                <text:p text:style-name="P18"><text:span text:style-name="T35">DN</text:span><text:span text:style-name="T35"><text:tab/></text:span><text:span text:style-name="T35"><text:tab/></text:span><text:span text:style-name="T35"><text:tab/></text:span><text:span text:style-name="T37">aplica-se a regra 2, <text:s/>N → DN</text:span></text:p>
              </text:list-item>
              <text:list-item>
                <text:p text:style-name="P18"><text:span text:style-name="T35">2N</text:span><text:span text:style-name="T35"><text:tab/></text:span><text:span text:style-name="T35"><text:tab/></text:span><text:span text:style-name="T35"><text:tab/></text:span><text:span text:style-name="T37">aplica-se a regra 3, <text:s/>D → 2</text:span></text:p>
              </text:list-item>
              <text:list-item>
                <text:p text:style-name="P18"><text:span text:style-name="T35">2DN</text:span><text:span text:style-name="T35"><text:tab/></text:span><text:span text:style-name="T35"><text:tab/></text:span><text:span text:style-name="T37">aplica-se a regra 2 de novo</text:span></text:p>
              </text:list-item>
              <text:list-item>
                <text:p text:style-name="P18"><text:span text:style-name="T35">24N</text:span><text:span text:style-name="T35"><text:tab/></text:span><text:span text:style-name="T35"><text:tab/></text:span><text:span text:style-name="T37">aplica-se a regra 3, <text:s/>D → 4</text:span></text:p>
              </text:list-item>
              <text:list-item>
                <text:p text:style-name="P18"><text:span text:style-name="T35">24D</text:span><text:span text:style-name="T35"><text:tab/></text:span><text:span text:style-name="T35"><text:tab/></text:span><text:span text:style-name="T37">aplica-se a regra 1, <text:s/>N → D</text:span></text:p>
              </text:list-item>
              <text:list-item>
                <text:p text:style-name="P18"><text:span text:style-name="T35">243</text:span><text:span text:style-name="T35"><text:tab/></text:span><text:span text:style-name="T35"><text:tab/></text:span><text:span text:style-name="T37">aplica-se a regra 3, <text:s/>D → 3</text:span></text:p>
              </text:list-item>
            </text:list>
            <text:p text:style-name="P17"><text:span text:style-name="T35"/></text:p>
            <text:p text:style-name="P17"><text:span text:style-name="T35"/></text:p>
            <text:p text:style-name="P17"><text:span text:style-name="T35"/></text:p>
            <text:p text:style-name="P17"><text:span text:style-name="T35"/></text:p>
          </draw:text-box>
        </draw:frame>
        <draw:frame draw:style-name="gr29" draw:text-style-name="P8" draw:layer="layout" svg:width="13.368cm" svg:height="2.714cm" svg:x="14.297cm" svg:y="2.878cm">
          <draw:text-box>
            <text:p><text:span text:style-name="T9">N</text:span> → D <text:s text:c="7"/><text:span text:style-name="T38">(1)</text:span></text:p>
            <text:p>N → DN <text:s text:c="5"/><text:span text:style-name="T38">(2)</text:span></text:p>
            <text:p>D → 0 | 1 | 2 | 3 | 4 | 5 | 6 | 7 | 8 | 9 <text:s text:c="3"/><text:span text:style-name="T38">(3) </text:span></text:p>
          </draw:text-box>
        </draw:frame>
        <draw:frame draw:style-name="gr30" draw:text-style-name="P8" draw:layer="layout" svg:width="8.749cm" svg:height="1.098cm" svg:x="18.251cm" svg:y="18.842cm">
          <draw:text-box>
            <text:p>chegamos no nº desejado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 2 - derivação canônica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9">S</text:span> → a S b<text:tab/><text:tab/><text:span text:style-name="T5">(1)</text:span><text:line-break/>S → a B<text:tab/><text:tab/><text:span text:style-name="T5">(2)</text:span><text:line-break/>B → b<text:tab/><text:tab/><text:tab/><text:span text:style-name="T5">(3)</text:span></text:p>
              </text:list-item>
              <text:list-item>
                <text:p>S ⇒ a S b<text:tab/><text:tab/><text:tab/>inicia por <text:span text:style-name="T5">(1)</text:span></text:p>
              </text:list-item>
              <text:list-item>
                <text:p>⇒ a <text:span text:style-name="T9">a S b </text:span>b<text:tab/><text:tab/>usa <text:span text:style-name="T5">(1)</text:span> de novo e substitui S por aSb</text:p>
              </text:list-item>
              <text:list-item>
                <text:p>⇒ a a <text:span text:style-name="T9">a B </text:span>b b<text:tab/>usa <text:span text:style-name="T5">(2)</text:span> e substitui S por aB</text:p>
              </text:list-item>
              <text:list-item>
                <text:p>⇒ a a a <text:span text:style-name="T9">b </text:span>b b<text:tab/>usa <text:span text:style-name="T5">(3)</text:span> e substitui B por b</text:p>
              </text:list-item>
              <text:list-item>
                <text:p>formou a palavra (ou cadeia): <text:s/><text:span text:style-name="T9">a a a b b b</text:span></text:p>
                <text:list>
                  <text:list-item>
                    <text:p>com essa gramática é possível formar esse tipo de palavra</text:p>
                  </text:list-item>
                  <text:list-item>
                    <text:p>a gramática representa a linguagem <text:span text:style-name="T9">L = a</text:span><text:span text:style-name="T39">n</text:span><text:span text:style-name="T9">b</text:span><text:span text:style-name="T39">n</text:span><text:line-break/></text:p>
                  </text:list-item>
                </text:list>
              </text:list-item>
            </text:list>
          </draw:text-box>
        </draw:frame>
        <draw:frame draw:style-name="gr31" draw:text-style-name="P8" draw:layer="layout" svg:width="2.928cm" svg:height="1.098cm" svg:x="2.784cm" svg:y="2.656cm">
          <draw:text-box>
            <text:p>inicial</text:p>
          </draw:text-box>
        </draw:frame>
        <draw:frame draw:style-name="gr32" draw:text-style-name="P8" draw:layer="layout" svg:width="7.861cm" svg:height="4.486cm" svg:x="17.871cm" svg:y="3.007cm">
          <draw:text-box>
            <text:p>(V, T, P, S)</text:p>
            <text:p>V : variáveis {S, B}</text:p>
            <text:p>T : terminais {a, b}</text:p>
            <text:p>P : produções</text:p>
            <text:p>S : variável de partida</text:p>
          </draw:text-box>
        </draw:frame>
        <draw:rect draw:style-name="gr33" draw:text-style-name="P11" draw:layer="layout" svg:width="5.655cm" svg:height="7.782cm" svg:x="1.556cm" svg:y="7.834cm">
          <text:p/>
        </draw:rect>
        <draw:line draw:style-name="gr34" draw:text-style-name="P13" draw:layer="layout" svg:x1="2.784cm" svg:y1="3.261cm" svg:x2="2.246cm" svg:y2="4cm">
          <text:p/>
        </draw:line>
        <draw:frame draw:style-name="gr16" draw:text-style-name="P9" draw:layer="layout" svg:width="4.369cm" svg:height="1.893cm" svg:x="10.921cm" svg:y="2.737cm">
          <draw:text-box>
            <text:p>formas sentenciais</text:p>
          </draw:text-box>
        </draw:frame>
        <draw:line draw:style-name="gr35" draw:text-style-name="P13" draw:layer="layout" svg:x1="10.921cm" svg:y1="4.461cm" svg:x2="7.211cm" svg:y2="7.834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Árvore de derivação ou <text:span text:style-name="T38">parsin</text:span><text:span text:style-name="T38">g</text:span></text:p>
          </draw:text-box>
        </draw:frame>
        <draw:rect draw:style-name="gr36" draw:text-style-name="P19" draw:layer="layout" svg:width="2.179cm" svg:height="1.349cm" svg:x="12.036cm" svg:y="4.721cm">
          <text:p text:style-name="P11">S</text:p>
        </draw:rect>
        <draw:rect draw:style-name="gr36" draw:text-style-name="P19" draw:layer="layout" svg:width="2.179cm" svg:height="1.349cm" svg:x="12.036cm" svg:y="7.834cm">
          <text:p text:style-name="P11">S</text:p>
        </draw:rect>
        <draw:rect draw:style-name="gr36" draw:text-style-name="P19" draw:layer="layout" svg:width="2.179cm" svg:height="1.349cm" svg:x="12.088cm" svg:y="10.935cm">
          <text:p text:style-name="P11">S</text:p>
        </draw:rect>
        <draw:rect draw:style-name="gr36" draw:text-style-name="P19" draw:layer="layout" svg:width="2.179cm" svg:height="1.349cm" svg:x="15.979cm" svg:y="14.059cm">
          <text:p text:style-name="P11">B</text:p>
        </draw:rect>
        <draw:rect draw:style-name="gr37" draw:text-style-name="P19" draw:layer="layout" svg:width="2.179cm" svg:height="1.349cm" svg:x="15.979cm" svg:y="17.12cm">
          <text:p text:style-name="P11">b</text:p>
        </draw:rect>
        <draw:rect draw:style-name="gr37" draw:text-style-name="P19" draw:layer="layout" svg:width="2.179cm" svg:height="1.349cm" svg:x="15.979cm" svg:y="10.935cm">
          <text:p text:style-name="P11">b</text:p>
        </draw:rect>
        <draw:rect draw:style-name="gr37" draw:text-style-name="P19" draw:layer="layout" svg:width="2.179cm" svg:height="1.349cm" svg:x="15.979cm" svg:y="7.834cm">
          <text:p text:style-name="P11">b</text:p>
        </draw:rect>
        <draw:rect draw:style-name="gr37" draw:text-style-name="P19" draw:layer="layout" svg:width="2.179cm" svg:height="1.349cm" svg:x="8.145cm" svg:y="14.059cm">
          <text:p text:style-name="P11">a</text:p>
        </draw:rect>
        <draw:rect draw:style-name="gr37" draw:text-style-name="P19" draw:layer="layout" svg:width="2.179cm" svg:height="1.349cm" svg:x="8.145cm" svg:y="10.935cm">
          <text:p text:style-name="P11">a</text:p>
        </draw:rect>
        <draw:rect draw:style-name="gr37" draw:text-style-name="P19" draw:layer="layout" svg:width="2.179cm" svg:height="1.349cm" svg:x="8.145cm" svg:y="7.834cm">
          <text:p text:style-name="P11">a</text:p>
        </draw:rect>
        <draw:line draw:style-name="gr38" draw:text-style-name="P13" draw:layer="layout" svg:x1="13.074cm" svg:y1="6.07cm" svg:x2="9.338cm" svg:y2="7.834cm">
          <text:p/>
        </draw:line>
        <draw:line draw:style-name="gr39" draw:text-style-name="P13" draw:layer="layout" svg:x1="13.074cm" svg:y1="6.07cm" svg:x2="16.964cm" svg:y2="7.834cm">
          <text:p/>
        </draw:line>
        <draw:line draw:style-name="gr40" draw:text-style-name="P13" draw:layer="layout" svg:x1="13.074cm" svg:y1="6.07cm" svg:x2="13.074cm" svg:y2="7.834cm">
          <text:p/>
        </draw:line>
        <draw:line draw:style-name="gr38" draw:text-style-name="P13" draw:layer="layout" svg:x1="13.074cm" svg:y1="9.183cm" svg:x2="9.338cm" svg:y2="10.947cm">
          <text:p/>
        </draw:line>
        <draw:line draw:style-name="gr39" draw:text-style-name="P13" draw:layer="layout" svg:x1="13.074cm" svg:y1="9.183cm" svg:x2="16.964cm" svg:y2="10.947cm">
          <text:p/>
        </draw:line>
        <draw:line draw:style-name="gr40" draw:text-style-name="P13" draw:layer="layout" svg:x1="13.074cm" svg:y1="9.183cm" svg:x2="13.074cm" svg:y2="10.947cm">
          <text:p/>
        </draw:line>
        <draw:line draw:style-name="gr38" draw:text-style-name="P13" draw:layer="layout" svg:x1="13.074cm" svg:y1="12.284cm" svg:x2="9.338cm" svg:y2="14.048cm">
          <text:p/>
        </draw:line>
        <draw:line draw:style-name="gr39" draw:text-style-name="P13" draw:layer="layout" svg:x1="13.074cm" svg:y1="12.284cm" svg:x2="16.964cm" svg:y2="14.048cm">
          <text:p/>
        </draw:line>
        <draw:line draw:style-name="gr40" draw:text-style-name="P13" draw:layer="layout" svg:x1="17.068cm" svg:y1="15.408cm" svg:x2="17.068cm" svg:y2="17.172cm">
          <text:p/>
        </draw:line>
        <draw:path draw:style-name="gr41" draw:text-style-name="P13" draw:layer="layout" svg:width="11.625cm" svg:height="13.012cm" draw:transform="rotate (-1.4461798182025) translate (19.2294559647657cm 7.1130293796144cm)" svg:viewBox="0 0 11626 13013" svg:d="M0 12478c677-13 1341 151 2014 200 660 48 1289 251 1950 297 644 44 1284 15 1930 32 590 15 1225 22 1757-251 766-393 1075-1257 1300-2032 201-688 804-1073 1242-1570 476-538 577-1248 812-1885 276-752-101-1555 180-2279 237-608 192-1238 387-1833 208-631-209-1239-810-1461-603-223-1236-252-1827-438-568-179-1098-412-1641-675-498-242-1069-271-1635-310-697-48-1380-152-2072-155-578-2-1136-153-1711-110l-470-7">
          <text:p/>
        </draw:path>
        <draw:frame draw:style-name="gr18" draw:text-style-name="P9" draw:layer="layout" svg:width="5.015cm" svg:height="1.893cm" svg:x="1.538cm" svg:y="3.907cm">
          <draw:text-box>
            <text:p>derivação anterior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Derivação mais à esquerda ou à direita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S → a S S b<text:line-break/>S → a B<text:line-break/>B → b</text:p>
              </text:list-item>
              <text:list-item>
                <text:p><text:span text:style-name="T9">esquerda</text:span><text:line-break/>S ⇒ a <text:span text:style-name="T23">S</text:span> S b<text:line-break/>S ⇒ a <text:span text:style-name="T18">a B</text:span> S b<text:line-break/>S ⇒ a a <text:span text:style-name="T18">b</text:span> S b<text:line-break/>S ⇒ a a b <text:span text:style-name="T18">a B</text:span> b<text:line-break/>S ⇒ a a b a <text:span text:style-name="T18">b</text:span> b<text:line-break/><text:line-break/></text:p>
              </text:list-item>
              <text:list-item>
                <text:p>nessa gramática todas as palavras começam com <text:span text:style-name="T9">a</text:span> e terminam com <text:span text:style-name="T9">b</text:span></text:p>
              </text:list-item>
            </text:list>
          </draw:text-box>
        </draw:frame>
        <draw:frame draw:style-name="gr42" draw:text-style-name="P21" draw:layer="layout" svg:width="10.635cm" svg:height="6.473cm" svg:x="12.031cm" svg:y="7.99cm">
          <draw:text-box>
            <text:p text:style-name="P20"><text:span text:style-name="T40">direita</text:span></text:p>
            <text:p text:style-name="P20"><text:span text:style-name="T41">S ⇒ a S </text:span><text:span text:style-name="T42">S</text:span><text:span text:style-name="T41"> b</text:span></text:p>
            <text:p text:style-name="P20"><text:span text:style-name="T41">S ⇒ a S </text:span><text:span text:style-name="T43">a B</text:span><text:span text:style-name="T41"> </text:span><text:span text:style-name="T41">b</text:span></text:p>
            <text:p text:style-name="P20"><text:span text:style-name="T41">S ⇒ a S a </text:span><text:span text:style-name="T43">b</text:span><text:span text:style-name="T41"> </text:span><text:span text:style-name="T41">b</text:span></text:p>
            <text:p text:style-name="P20"><text:span text:style-name="T41">S ⇒ a </text:span><text:span text:style-name="T43">a B</text:span><text:span text:style-name="T41"> a </text:span><text:span text:style-name="T41">b b</text:span></text:p>
            <text:p text:style-name="P20"><text:span text:style-name="T41">S ⇒ a a </text:span><text:span text:style-name="T43">b</text:span><text:span text:style-name="T41"> a </text:span><text:span text:style-name="T41">b 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Relação de derivação</text:p>
          </draw:text-box>
        </draw:frame>
        <draw:frame presentation:style-name="pr5" draw:text-style-name="P8" draw:layer="layout" svg:width="26cm" svg:height="16cm" svg:x="1cm" svg:y="4cm" presentation:class="outline" presentation:user-transformed="true">
          <draw:text-box>
            <text:list text:style-name="L1">
              <text:list-item>
                <text:p><text:s/><text:span text:style-name="T44">⇒</text:span><text:span text:style-name="T45">G</text:span> <text:s text:c="3"/><text:span text:style-name="T7">ou <text:s/></text:span><text:s text:c="2"/><text:span text:style-name="T44">⇒</text:span></text:p>
              </text:list-item>
              <text:list-item>
                <text:p>Gramática formal <text:span text:style-name="T23">G</text:span> definida por uma quádrupla ( V, T, P, S )</text:p>
                <text:list>
                  <text:list-item>
                    <text:p>Dizemos que <text:s/><text:span text:style-name="T46">α <text:s/>⇒</text:span><text:span text:style-name="T47">G</text:span><text:span text:style-name="T46"> <text:s/>β</text:span> <text:s/>quando:</text:p>
                    <text:list>
                      <text:list-item>
                        <text:p><text:span text:style-name="T9">α</text:span> = <text:span text:style-name="T48">δ</text:span><text:span text:style-name="T49">1 </text:span><text:span text:style-name="T46">α</text:span><text:span text:style-name="T47">1 </text:span><text:span text:style-name="T48">δ</text:span><text:span text:style-name="T49">2</text:span> <text:s text:c="3"/><text:span text:style-name="T33">(α é formado por 3 partes)</text:span></text:p>
                        <text:list>
                          <text:list-item>
                            <text:p><text:span text:style-name="T9">α</text:span><text:span text:style-name="T50">1</text:span>​ : um trecho de símbolos no meio, onde ocorre a substituição</text:p>
                          </text:list-item>
                          <text:list-item>
                            <text:p><text:span text:style-name="T51">δ</text:span><text:span text:style-name="T52">1</text:span> e ​<text:span text:style-name="T51">δ</text:span><text:span text:style-name="T52">2</text:span> : trechos de símbolos à esquerda e à direita</text:p>
                            <text:list>
                              <text:list-item>
                                <text:p>pode-se imaginar como “lugares para colocar algo”</text:p>
                                <text:list>
                                  <text:list-item>
                                    <text:p>podem ser usados em regras, ex.: “se existir, faça tal coisa”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9">β</text:span> = <text:span text:style-name="T48">δ</text:span><text:span text:style-name="T49">1 </text:span><text:span text:style-name="T46">β</text:span><text:span text:style-name="T47">1 </text:span><text:span text:style-name="T48">δ</text:span><text:span text:style-name="T49">2</text:span></text:p>
                      </text:list-item>
                      <text:list-item>
                        <text:p><text:span text:style-name="T53">e a regra <text:s/></text:span><text:span text:style-name="T9">α</text:span><text:span text:style-name="T54">1</text:span><text:span text:style-name="T9"> → β</text:span><text:span text:style-name="T54">1</text:span><text:span text:style-name="T9"> <text:s/></text:span><text:span text:style-name="T55">está em</text:span><text:span text:style-name="T9"> 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3" draw:text-style-name="P16" draw:layer="layout" svg:width="9.361cm" svg:height="2.794cm" svg:x="17.639cm" svg:y="8.146cm">
          <draw:text-box>
            <text:p text:style-name="P15">relação de derivação direta (ou passo de derivação)</text:p>
          </draw:text-box>
        </draw:frame>
        <draw:line draw:style-name="gr44" draw:text-style-name="P13" draw:layer="layout" svg:x1="14.619cm" svg:y1="18.266cm" svg:x2="13.506cm" svg:y2="17.751cm">
          <text:p/>
        </draw:line>
        <draw:frame draw:style-name="gr45" draw:text-style-name="P16" draw:layer="layout" svg:width="12.812cm" svg:height="4.356cm" svg:x="14.367cm" svg:y="2.825cm">
          <draw:text-box>
            <text:p text:style-name="P15">descreve como uma cadeia de símbolos pode ser transformada em outra, em um único passo, seguindo as regras de produção da gramática G</text:p>
          </draw:text-box>
        </draw:frame>
        <draw:frame draw:style-name="gr46" draw:text-style-name="P16" draw:layer="layout" svg:width="6.663cm" svg:height="1.945cm" svg:x="14.619cm" svg:y="18.055cm">
          <draw:text-box>
            <text:p text:style-name="P15">conjunto de regras de produção</text:p>
          </draw:text-box>
        </draw:frame>
        <draw:line draw:style-name="gr47" draw:text-style-name="P13" draw:layer="layout" svg:x1="17.444cm" svg:y1="8.779cm" svg:x2="15.818cm" svg:y2="8.779cm">
          <text:p/>
        </draw:line>
        <draw:line draw:style-name="gr47" draw:text-style-name="P13" draw:layer="layout" svg:x1="14.958cm" svg:y1="3.796cm" svg:x2="13.628cm" svg:y2="4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.548cm" svg:height="16cm" svg:x="1cm" svg:y="4cm" presentation:class="outline" presentation:user-transformed="true">
          <draw:text-box>
            <text:list text:style-name="L1">
              <text:list-item>
                <text:p><text:span text:style-name="T28">α, β, δ</text:span><text:span text:style-name="T56">1</text:span><text:span text:style-name="T28">, δ</text:span><text:span text:style-name="T56">2</text:span><text:span text:style-name="T28">, α</text:span><text:span text:style-name="T56">1</text:span><text:span text:style-name="T28">, β</text:span><text:span text:style-name="T56">1 </text:span>: sequências de símbolos, que podem conter tanto terminais quanto não-terminais (variáveis)</text:p>
              </text:list-item>
              <text:list-item>
                <text:p><text:span text:style-name="T28">α</text:span><text:span text:style-name="T56">1</text:span><text:span text:style-name="T28"> → β</text:span><text:span text:style-name="T56">1 </text:span>: uma regra de produção em P</text:p>
                <text:list>
                  <text:list-item>
                    <text:p>Significa que a sequência α<text:span text:style-name="T8">1</text:span> pode ser substituída pela sequência β<text:span text:style-name="T8">1</text:span></text:p>
                  </text:list-item>
                </text:list>
              </text:list-item>
              <text:list-item>
                <text:p text:style-name="P22"><text:span text:style-name="T57">α </text:span><text:span text:style-name="T28"><text:s/></text:span><text:span text:style-name="T58">⇒</text:span><text:span text:style-name="T59">G</text:span><text:span text:style-name="T28"> <text:s/></text:span><text:span text:style-name="T60">β</text:span><text:span text:style-name="T28"> </text:span>: relação de derivação</text:p>
                <text:list>
                  <text:list-item>
                    <text:p>Significa qu<text:span text:style-name="T61">e a </text:span><text:span text:style-name="T7">cadeia α </text:span><text:span text:style-name="T62">deriva diretamente</text:span> (em um único passo) na <text:span text:style-name="T63">cadeia β</text:span> usando as <text:span text:style-name="T9">regras da gramática G</text:span></text:p>
                  </text:list-item>
                </text:list>
              </text:list-item>
            </text:list>
          </draw:text-box>
        </draw:frame>
        <draw:frame draw:style-name="gr48" draw:text-style-name="P8" draw:layer="layout" svg:width="19.798cm" svg:height="1.893cm" svg:x="4.108cm" svg:y="9.78cm">
          <draw:text-box>
            <text:p>lê-se “α deriva para β em um passo usando a gramática G”</text:p>
          </draw:text-box>
        </draw:frame>
        <draw:line draw:style-name="gr49" draw:text-style-name="P13" draw:layer="layout" svg:x1="4.108cm" svg:y1="10.337cm" svg:x2="3.353cm" svg:y2="11.042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7cm" svg:height="16cm" svg:x="1cm" svg:y="4cm" presentation:class="outline" presentation:user-transformed="true">
          <draw:text-box>
            <text:list text:style-name="L1">
              <text:list-item>
                <text:p><text:span text:style-name="T28">α = δ</text:span><text:span text:style-name="T56">1 </text:span><text:span text:style-name="T28">α</text:span><text:span text:style-name="T56">1 </text:span><text:span text:style-name="T28">δ</text:span><text:span text:style-name="T56">2</text:span> : descreve a estrutura da cadeia α</text:p>
                <text:list>
                  <text:list-item>
                    <text:p><text:span text:style-name="T28">δ</text:span><text:span text:style-name="T56">1</text:span><text:span text:style-name="T28"> e δ</text:span><text:span text:style-name="T56">2</text:span><text:span text:style-name="T8"> </text:span>: são sequências de símbolos em (V ∪ T)<text:span text:style-name="T30">*</text:span></text:p>
                    <text:list>
                      <text:list-item>
                        <text:p>podendo ser vazias (ε)</text:p>
                      </text:list-item>
                    </text:list>
                  </text:list-item>
                  <text:list-item>
                    <text:p><text:span text:style-name="T28">α</text:span><text:span text:style-name="T56">1 </text:span>: sequência de símbolos em (V ∪ T)<text:span text:style-name="T30">*</text:span> que corresponde ao</text:p>
                    <text:list>
                      <text:list-item>
                        <text:p><text:span text:style-name="T9">lado esquerdo</text:span> de uma regra de produção</text:p>
                        <text:list>
                          <text:list-item>
                            <text:p>é crucial que α<text:span text:style-name="T8">1</text:span> contenha pelo menos um não-terminal <text:s text:c="2"/><text:span text:style-name="T64">(slide 1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8">β = δ</text:span><text:span text:style-name="T56">1 </text:span><text:span text:style-name="T28">β</text:span><text:span text:style-name="T56">1 </text:span><text:span text:style-name="T28">δ</text:span><text:span text:style-name="T56">2</text:span> : descreve a estrutura da cadeia β</text:p>
                <text:list>
                  <text:list-item>
                    <text:p>mesma sequência descrita acima, com a diferença que β1 corresponde ao <text:span text:style-name="T9">lado direito</text:span> regra de produção aplicada</text:p>
                  </text:list-item>
                </text:list>
              </text:list-item>
            </text:list>
          </draw:text-box>
        </draw:frame>
        <draw:frame draw:style-name="gr50" draw:text-style-name="P9" draw:layer="layout" svg:width="6.399cm" svg:height="1.072cm" svg:x="18.336cm" svg:y="9.045cm">
          <draw:text-box>
            <text:p>(α1 → β1)</text:p>
          </draw:text-box>
        </draw:frame>
        <draw:frame draw:style-name="gr50" draw:text-style-name="P9" draw:layer="layout" svg:width="6.399cm" svg:height="1.072cm" svg:x="18.336cm" svg:y="14.798cm">
          <draw:text-box>
            <text:p>(α1 → β1)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placeholder="true">
          <draw:text-box/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<text:span text:style-name="T28">a regra α</text:span><text:span text:style-name="T56">1</text:span><text:span text:style-name="T28"> → β</text:span><text:span text:style-name="T56">1</text:span><text:span text:style-name="T28"> está em P </text:span>: esta é a condição fundamental para que a derivação <text:s/>α ⇒<text:span text:style-name="T8">G</text:span> β <text:s/>seja válida</text:p>
                <text:list>
                  <text:list-item>
                    <text:p>Significa que existe uma regra de produção no conjunto P da gramática que permite substituir α<text:span text:style-name="T8">1</text:span> por β<text:span text:style-name="T8">1</text:span></text:p>
                  </text:list-item>
                </text:list>
              </text:list-item>
              <text:list-item>
                <text:p>Para que α derive diretamente em β, devemos encontrar uma subcadeia <text:s/>α<text:span text:style-name="T8">1 </text:span><text:s/>dentro de <text:s/>α <text:s/>que corresponda ao lado esquerdo de uma regra de produção</text:p>
                <text:list>
                  <text:list-item>
                    <text:p>Então, substituímos essa subcadeia <text:s/>α<text:span text:style-name="T8">1</text:span> <text:s/>pelo lado direito <text:s/>β<text:span text:style-name="T8">1</text:span> dessa regra, mantendo o restante da cadeia (δ<text:span text:style-name="T8">1</text:span> e δ<text:span text:style-name="T8">2</text:span>) inalter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 3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Considere a gramática G = ( V, T, P, S ), onde:</text:p>
                <text:list>
                  <text:list-item>
                    <text:p>V = {S, A}, T = {a, b}, P = {S→aA, A→b}, S é o símbolo inicial</text:p>
                  </text:list-item>
                </text:list>
              </text:list-item>
              <text:list-item>
                <text:p>Passo 1: começando com o símbolo inicial</text:p>
                <text:list>
                  <text:list-item>
                    <text:p>Início: <text:s/>“α” = S</text:p>
                    <text:list>
                      <text:list-item>
                        <text:p>Aplicamos a regra <text:s/>S→aA <text:s/>, que está em P</text:p>
                        <text:list>
                          <text:list-item>
                            <text:p>S ⇒<text:span text:style-name="T65">G</text:span> ​aA</text:p>
                          </text:list-item>
                        </text:list>
                      </text:list-item>
                    </text:list>
                  </text:list-item>
                  <text:list-item>
                    <text:p>Depois: <text:s/>β = aA</text:p>
                  </text:list-item>
                  <text:list-item>
                    <text:p>Substituição:</text:p>
                    <text:list>
                      <text:list-item>
                        <text:p>α<text:span text:style-name="T65">1</text:span>​ = S <text:tab/><text:tab/>o símbolo que está sendo substituído</text:p>
                      </text:list-item>
                      <text:list-item>
                        <text:p>β<text:span text:style-name="T65">1</text:span>​ = aA <text:tab/>o resultado da substituição</text:p>
                      </text:list-item>
                      <text:list-item>
                        <text:p>δ<text:span text:style-name="T65">1</text:span>​ e δ<text:span text:style-name="T65">2</text:span> <text:s/>= <text:s/>ε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8" draw:layer="layout" svg:width="3.766cm" svg:height="1.098cm" svg:x="12.218cm" svg:y="19.402cm">
          <draw:text-box>
            <text:p>(continua)</text:p>
          </draw:text-box>
        </draw:frame>
        <draw:frame draw:style-name="gr51" draw:text-style-name="P8" draw:layer="layout" svg:width="4.929cm" svg:height="2.792cm" svg:x="19.558cm" svg:y="11.309cm">
          <draw:text-box>
            <text:p>α <text:s/>⇒ <text:s/>β</text:p>
            <text:p>α <text:s/>= <text:s/>δ<text:span text:style-name="T65">1</text:span> α<text:span text:style-name="T65">1</text:span> δ<text:span text:style-name="T65">2</text:span></text:p>
            <text:p>β <text:s/>= <text:s/>δ<text:span text:style-name="T65">1</text:span> β<text:span text:style-name="T65">1</text:span> δ<text:span text:style-name="T65">2</text:span></text:p>
          </draw:text-box>
        </draw:frame>
        <draw:line draw:style-name="gr52" draw:text-style-name="P13" draw:layer="layout" svg:x1="10.737cm" svg:y1="10.983cm" svg:x2="8.245cm" svg:y2="12.552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Exemplo 3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Passo 2: Substituindo A por b</text:p>
                <text:list>
                  <text:list-item>
                    <text:p>Agora: <text:s/>α = aA</text:p>
                    <text:list>
                      <text:list-item>
                        <text:p>Aplicamos a regra <text:s/>A→b <text:s/>, que está em P</text:p>
                        <text:list>
                          <text:list-item>
                            <text:p>aA <text:s/>⇒<text:span text:style-name="T65">G</text:span> ​ ab</text:p>
                          </text:list-item>
                        </text:list>
                      </text:list-item>
                    </text:list>
                  </text:list-item>
                  <text:list-item>
                    <text:p>Depois: <text:s/>β = ab</text:p>
                  </text:list-item>
                  <text:list-item>
                    <text:p>Substituição:</text:p>
                    <text:list>
                      <text:list-item>
                        <text:p>α<text:span text:style-name="T65">1</text:span>​ = A <text:tab/><text:tab/>o símbolo que está sendo substituído</text:p>
                      </text:list-item>
                      <text:list-item>
                        <text:p>β<text:span text:style-name="T65">1</text:span> = b <text:tab/><text:tab/>o resultado da substituição</text:p>
                      </text:list-item>
                      <text:list-item>
                        <text:p>δ<text:span text:style-name="T65">1</text:span> = a <text:tab/><text:tab/>o trecho à esquerda de A, que não muda</text:p>
                      </text:list-item>
                      <text:list-item>
                        <text:p>δ<text:span text:style-name="T65">2</text:span> = ε <text:tab/><text:tab/>vazio, pois não há nada à direita de A</text:p>
                      </text:list-item>
                    </text:list>
                  </text:list-item>
                </text:list>
              </text:list-item>
              <text:list-item>
                <text:p>Após os 2 passos, a palavra gerada é <text:span text:style-name="T9">ab</text:span>, que é formada apenas por <text:span text:style-name="T9">símbolos terminais</text:span> (a e b)</text:p>
              </text:list-item>
            </text:list>
          </draw:text-box>
        </draw:frame>
        <draw:frame draw:style-name="gr53" draw:text-style-name="P8" draw:layer="layout" svg:width="5.135cm" svg:height="2.714cm" svg:x="20.736cm" svg:y="8.092cm">
          <draw:text-box>
            <text:p>α <text:s/>⇒ <text:s/>β</text:p>
            <text:p>α <text:s/>= <text:s/>δ<text:span text:style-name="T65">1</text:span> α<text:span text:style-name="T65">1</text:span> δ<text:span text:style-name="T65">2</text:span></text:p>
            <text:p>β <text:s/>= <text:s/>δ<text:span text:style-name="T65">1</text:span> β<text:span text:style-name="T65">1</text:span> δ<text:span text:style-name="T65">2</text:span></text:p>
          </draw:text-box>
        </draw:frame>
        <draw:frame draw:style-name="gr27" draw:text-style-name="P8" draw:layer="layout" svg:width="3.766cm" svg:height="1.098cm" svg:x="12.218cm" svg:y="19.714cm">
          <draw:text-box>
            <text:p>(continua)</text:p>
          </draw:text-box>
        </draw:frame>
        <draw:frame draw:style-name="gr54" draw:text-style-name="P8" draw:layer="layout" svg:width="4.896cm" svg:height="1.098cm" svg:x="11.224cm" svg:y="2.5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 3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Resumo da derivação</text:p>
                <text:list>
                  <text:list-item>
                    <text:p>S <text:s/>⇒<text:span text:style-name="T65">G</text:span> <text:s/>aA <text:s/>⇒<text:span text:style-name="T65">G</text:span> <text:s/>ab</text:p>
                  </text:list-item>
                </text:list>
              </text:list-item>
              <text:list-item>
                <text:p>Cada flecha (<text:span text:style-name="T9">⇒</text:span><text:span text:style-name="T50">G</text:span>​) representa uma <text:span text:style-name="T6">derivação direta</text:span> usando uma regra de produção da gramática <text:span text:style-name="T9">P</text:span></text:p>
              </text:list-item>
              <text:list-item>
                <text:p>Em cada passo, substituímos <text:span text:style-name="T6">uma única variável</text:span> (<text:span text:style-name="T9">α</text:span><text:span text:style-name="T50">1</text:span>​) por seu equivalente na regra (<text:span text:style-name="T9">β</text:span><text:span text:style-name="T50">1</text:span><text:span text:style-name="T9">​</text:span>)</text:p>
              </text:list-item>
              <text:list-item>
                <text:p>O restante da palavra (<text:span text:style-name="T9">δ</text:span><text:span text:style-name="T50">1</text:span><text:span text:style-name="T65">​</text:span> e <text:span text:style-name="T9">δ</text:span><text:span text:style-name="T50">2</text:span><text:span text:style-name="T9">​</text:span>) permanece inalterado durante a substituição</text:p>
              </text:list-item>
              <text:list-item>
                <text:p>O processo termina quando não há mais <text:span text:style-name="T9">variáveis</text:span> na palavra derivada, ou seja, a palavra contém apenas <text:span text:style-name="T9">símbolos terminais</text:span></text:p>
              </text:list-item>
            </text:list>
          </draw:text-box>
        </draw:frame>
        <draw:frame draw:style-name="gr54" draw:text-style-name="P8" draw:layer="layout" svg:width="4.896cm" svg:height="1.098cm" svg:x="11.224cm" svg:y="2.5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>Exemplo 4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24"><text:span text:style-name="T10">Considere a gramática </text:span><text:span text:style-name="T66">G</text:span><text:span text:style-name="T10"> com 2 regras de produção P :</text:span></text:p>
                <text:list>
                  <text:list-item>
                    <text:p text:style-name="P24"><text:span text:style-name="T67">S → aSb</text:span><text:span text:style-name="T67"><text:tab/></text:span><text:span text:style-name="T68">(1)</text:span></text:p>
                  </text:list-item>
                  <text:list-item>
                    <text:p><text:span text:style-name="T67">S → ε</text:span><text:span text:style-name="T67"><text:tab/></text:span><text:span text:style-name="T67"><text:tab/></text:span><text:span text:style-name="T68">(2)</text:span></text:p>
                  </text:list-item>
                </text:list>
              </text:list-item>
              <text:list-item>
                <text:p><text:span text:style-name="T69">Derivação</text:span></text:p>
                <text:list>
                  <text:list-item>
                    <text:p><text:span text:style-name="T69">Processo de aplicar as regras de produção para transformar o símbolo inicial </text:span><text:span text:style-name="T70">S</text:span><text:span text:style-name="T69"> em uma cadeia na linguagem</text:span></text:p>
                  </text:list-item>
                  <text:list-item>
                    <text:p><text:span text:style-name="T69">S → aSb </text:span><text:span text:style-name="T69"><text:tab/></text:span><text:span text:style-name="T69"><text:tab/></text:span><text:span text:style-name="T69"><text:tab/></text:span><text:span text:style-name="T69">(aplicando a regra 1)</text:span></text:p>
                  </text:list-item>
                  <text:list-item>
                    <text:p><text:span text:style-name="T69">a</text:span><text:span text:style-name="T71">S</text:span><text:span text:style-name="T69">b → a</text:span><text:span text:style-name="T72">aSb</text:span><text:span text:style-name="T69">b </text:span><text:span text:style-name="T69"><text:tab/></text:span><text:span text:style-name="T69">(aplicando a regra 1 novamente)</text:span></text:p>
                  </text:list-item>
                  <text:list-item>
                    <text:p><text:span text:style-name="T69">aa</text:span><text:span text:style-name="T71">S</text:span><text:span text:style-name="T69">bb → aabb </text:span><text:span text:style-name="T69"><text:tab/></text:span><text:span text:style-name="T69">(aplicando a regra 2 para S)</text:span></text:p>
                  </text:list-item>
                </text:list>
              </text:list-item>
            </text:list>
          </draw:text-box>
        </draw:frame>
        <draw:frame draw:style-name="gr55" draw:text-style-name="P25" draw:layer="layout" svg:width="9.735cm" svg:height="1.934cm" svg:x="17.265cm" svg:y="16.517cm">
          <draw:text-box>
            <text:p text:style-name="P15">Aplicamos as regras até que não hajam mais variáveis</text:p>
          </draw:text-box>
        </draw:frame>
        <draw:frame draw:style-name="gr56" draw:text-style-name="P26" draw:layer="layout" svg:width="8.902cm" svg:height="2.408cm" svg:x="10.143cm" svg:y="5.691cm">
          <draw:text-box>
            <text:p><text:span text:style-name="T73">S </text:span><text:span text:style-name="T5">: Símbolo </text:span><text:span text:style-name="T5">inicial</text:span></text:p>
            <text:p><text:span text:style-name="T73">a, b</text:span><text:span text:style-name="T5"> : </text:span><text:span text:style-name="T5">Símbolos </text:span><text:span text:style-name="T5">terminais</text:span></text:p>
          </draw:text-box>
        </draw:frame>
        <draw:frame draw:style-name="gr27" draw:text-style-name="P8" draw:layer="layout" svg:width="3.766cm" svg:height="1.098cm" svg:x="12.218cm" svg:y="19.122cm">
          <draw:text-box>
            <text:p>(continua)</text:p>
          </draw:text-box>
        </draw:frame>
        <draw:line draw:style-name="gr57" draw:text-style-name="P13" draw:layer="layout" svg:x1="6.614cm" svg:y1="16.745cm" svg:x2="6.614cm" svg:y2="15.875cm">
          <text:p/>
        </draw:line>
        <draw:frame draw:style-name="gr58" draw:text-style-name="P27" draw:layer="layout" svg:width="0.845cm" svg:height="1.072cm" svg:x="6.197cm" svg:y="16.85cm">
          <draw:text-box>
            <text:p>ε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emplo 4</text:p>
          </draw:text-box>
        </draw:frame>
        <draw:frame presentation:style-name="pr8" draw:layer="layout" svg:width="26cm" svg:height="16.5cm" svg:x="1cm" svg:y="4cm" presentation:class="outline">
          <draw:text-box>
            <text:list text:style-name="L1">
              <text:list-item>
                <text:p text:style-name="P28">Detalhamento dos passos da derivação <text:s/>S <text:s/>⇒<text:span text:style-name="T54">G</text:span> <text:s/>aSb</text:p>
                <text:list>
                  <text:list-item>
                    <text:p>α = S <text:tab/><text:tab/>: a derivação começa com o símbolo inicial <text:span text:style-name="T73">S</text:span></text:p>
                  </text:list-item>
                  <text:list-item>
                    <text:p>β = aSb <text:tab/>: a regra de produção <text:span text:style-name="T23">(1)</text:span> é aplicada a S</text:p>
                  </text:list-item>
                  <text:list-item>
                    <text:p>α1 = S <text:tab/>: a parte da cadeia α que será substituída pela regra</text:p>
                  </text:list-item>
                  <text:list-item>
                    <text:p>β1 = aSb<text:tab/>: a parte que substituirá α1, de acordo com a regra <text:span text:style-name="T23">(1)</text:span></text:p>
                  </text:list-item>
                  <text:list-item>
                    <text:p>δ1 = δ2 = ε <text:s/><text:tab/>: cadeia vazia</text:p>
                  </text:list-item>
                  <text:list-item>
                    <text:p><text:span text:style-name="T69">α2 = aSb</text:span></text:p>
                  </text:list-item>
                  <text:list-item>
                    <text:p><text:span text:style-name="T69">β2 = aaSbb</text:span></text:p>
                  </text:list-item>
                  <text:list-item>
                    <text:p><text:span text:style-name="T69">(...)</text:span></text:p>
                  </text:list-item>
                  <text:list-item>
                    <text:p><text:span text:style-name="T69">α4 = aaSbb</text:span></text:p>
                  </text:list-item>
                  <text:list-item>
                    <text:p><text:span text:style-name="T69">β4 = aabb</text:span></text:p>
                  </text:list-item>
                </text:list>
              </text:list-item>
            </text:list>
          </draw:text-box>
        </draw:frame>
        <draw:frame draw:style-name="gr54" draw:text-style-name="P8" draw:layer="layout" svg:width="4.896cm" svg:height="1.098cm" svg:x="11.224cm" svg:y="0.5cm">
          <draw:text-box>
            <text:p>(continuação)</text:p>
          </draw:text-box>
        </draw:frame>
        <draw:frame draw:style-name="gr59" draw:text-style-name="P30" draw:layer="layout" svg:width="13.369cm" svg:height="3.535cm" svg:x="13.437cm" svg:y="16.777cm">
          <draw:text-box>
            <text:p text:style-name="P29">α, β, δ<text:span text:style-name="T65">1</text:span>, δ<text:span text:style-name="T65">2</text:span>, α<text:span text:style-name="T65">1</text:span>, β<text:span text:style-name="T65">1</text:span> : representam sequências de símbolos, que podem conter tanto terminais quanto variáveis</text:p>
          </draw:text-box>
        </draw:frame>
        <draw:frame draw:style-name="gr60" draw:text-style-name="P8" draw:layer="layout" svg:width="4.652cm" svg:height="2.714cm" svg:x="17.684cm" svg:y="0.834cm">
          <draw:text-box>
            <text:p>α <text:s/>⇒ <text:s/>β</text:p>
            <text:p>α <text:s/>= <text:s/>δ<text:span text:style-name="T65">1</text:span> α<text:span text:style-name="T65">1</text:span> δ<text:span text:style-name="T65">2</text:span></text:p>
            <text:p>β <text:s/>= <text:s/>δ<text:span text:style-name="T65">1</text:span> β<text:span text:style-name="T65">1</text:span> δ<text:span text:style-name="T65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 presentation:user-transformed="true">
          <draw:text-box>
            <text:p>Exemplo 5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 uma gramática que só possui os dígitos 0 e 1, gerando os números de ponto flutuante na base binária</text:p>
                <text:list>
                  <text:list-item>
                    <text:p>G = ( V, T, P, N ) , onde:</text:p>
                    <text:list>
                      <text:list-item>
                        <text:p>T = { 0, 1 }</text:p>
                      </text:list-item>
                      <text:list-item>
                        <text:p>V = { N, L, D }</text:p>
                      </text:list-item>
                      <text:list-item>
                        <text:p>P = { N → L <text:s/>, <text:s/>N → L.L <text:s/>, <text:s/>L → D <text:s/>, <text:s/>L → LD <text:s/>, <text:s/>D → 0 <text:s/>, <text:s/>D → 1 }</text:p>
                      </text:list-item>
                    </text:list>
                  </text:list-item>
                </text:list>
              </text:list-item>
              <text:list-item>
                <text:p text:style-name="P28">Para esta gramática temos os seguintes exemplos de <text:s/><text:span text:style-name="T9">⇒</text:span><text:span text:style-name="T50">G</text:span> <text:s text:c="2"/>:</text:p>
                <text:list>
                  <text:list-item>
                    <text:p>L.L <text:s/>⇒<text:span text:style-name="T8">G</text:span> <text:s/>L.LD</text:p>
                  </text:list-item>
                  <text:list-item>
                    <text:p>L.L <text:s/>⇒<text:span text:style-name="T8">G</text:span> <text:s/>LD.L</text:p>
                  </text:list-item>
                </text:list>
              </text:list-item>
              <text:list-item>
                <text:p text:style-name="P28">Quando a gramática G está subentendida no contexto, nós a suprimimos da notação, escrevendo simplesmente <text:s/><text:span text:style-name="T9">⇒</text:span> <text:s/>:</text:p>
                <text:list>
                  <text:list-item>
                    <text:p>L.LD <text:s text:c="2"/>⇒ <text:s/>L.L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9" draw:display-name="Arrowheads 29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1" draw:display-name="Arrowheads 41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7" draw:display-name="Arrowheads 7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666666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3-02T14:29:54.902884741</dc:date>
    <meta:editing-duration>P2DT7H30M12S</meta:editing-duration>
    <meta:editing-cycles>293</meta:editing-cycles>
    <meta:generator>LibreOffice/7.3.7.2$Linux_X86_64 LibreOffice_project/30$Build-2</meta:generator>
    <meta:document-statistic meta:object-count="22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